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47mm"/>
    </style:style>
    <style:style style:name="co2" style:family="table-column">
      <style:table-column-properties fo:break-before="auto" style:column-width="19.9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ntitled4" table:style-name="ta1">
        <table:shapes>
          <draw:frame draw:z-index="0" draw:style-name="gr1" draw:text-style-name="P1" svg:width="159.97mm" svg:height="90.05mm" svg:x="81.49mm" svg:y="4.78mm">
            <loext:p/>
            <draw:object draw:notify-on-update-of-ranges="untitled4.A2:untitled4.A957 untitled4.B1:untitled4.B1 untitled4.B2:untitled4.B95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79.02mm" svg:y="93.5mm">
            <loext:p/>
            <draw:object draw:notify-on-update-of-ranges="untitled4.A2:untitled4.A957 untitled4.C1:untitled4.C1 untitled4.C2:untitled4.C95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Time[s]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Hot</text:p>
          </table:table-cell>
          <table:table-cell table:style-name="Default" office:value-type="string" calcext:value-type="string">
            <text:p>Show that proximity detector sends alot of 0 and 1 when it detects border between reflection and nonreflection part, elsewhere is stable ie. Keeps 0 for non reflection part and 1 for reflection part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.205334" calcext:value-type="float">
            <text:p>12,2053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.205336" calcext:value-type="float">
            <text:p>12,20533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.205352" calcext:value-type="float">
            <text:p>12,2053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.205354" calcext:value-type="float">
            <text:p>12,20535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.205356" calcext:value-type="float">
            <text:p>12,2053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.205358" calcext:value-type="float">
            <text:p>12,20535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.205368" calcext:value-type="float">
            <text:p>12,2053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.205372" calcext:value-type="float">
            <text:p>12,20537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.205374" calcext:value-type="float">
            <text:p>12,2053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.205378" calcext:value-type="float">
            <text:p>12,20537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.20538" calcext:value-type="float">
            <text:p>12,205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.205396" calcext:value-type="float">
            <text:p>12,20539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.205398" calcext:value-type="float">
            <text:p>12,2053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.206882" calcext:value-type="float">
            <text:p>12,20688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.206884" calcext:value-type="float">
            <text:p>12,2068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.206892" calcext:value-type="float">
            <text:p>12,20689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.206896" calcext:value-type="float">
            <text:p>12,2068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.206916" calcext:value-type="float">
            <text:p>12,2069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.20692" calcext:value-type="float">
            <text:p>12,206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.206938" calcext:value-type="float">
            <text:p>12,2069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.20694" calcext:value-type="float">
            <text:p>12,206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.206942" calcext:value-type="float">
            <text:p>12,20694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.206944" calcext:value-type="float">
            <text:p>12,2069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.206954" calcext:value-type="float">
            <text:p>12,20695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.206956" calcext:value-type="float">
            <text:p>12,2069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.206962" calcext:value-type="float">
            <text:p>12,20696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.206964" calcext:value-type="float">
            <text:p>12,2069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.206966" calcext:value-type="float">
            <text:p>12,20696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.206976" calcext:value-type="float">
            <text:p>12,2069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.206978" calcext:value-type="float">
            <text:p>12,20697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.206984" calcext:value-type="float">
            <text:p>12,2069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.206988" calcext:value-type="float">
            <text:p>12,20698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.206996" calcext:value-type="float">
            <text:p>12,206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.206998" calcext:value-type="float">
            <text:p>12,20699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.207002" calcext:value-type="float">
            <text:p>12,207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.207004" calcext:value-type="float">
            <text:p>12,20700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.207016" calcext:value-type="float">
            <text:p>12,207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.207018" calcext:value-type="float">
            <text:p>12,20701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.207036" calcext:value-type="float">
            <text:p>12,2070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.207038" calcext:value-type="float">
            <text:p>12,2070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.20704" calcext:value-type="float">
            <text:p>12,207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.207042" calcext:value-type="float">
            <text:p>12,20704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.207044" calcext:value-type="float">
            <text:p>12,2070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.207046" calcext:value-type="float">
            <text:p>12,20704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.210738" calcext:value-type="float">
            <text:p>12,2107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.21074" calcext:value-type="float">
            <text:p>12,2107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.210794" calcext:value-type="float">
            <text:p>12,2107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.210796" calcext:value-type="float">
            <text:p>12,21079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.2108" calcext:value-type="float">
            <text:p>12,2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.210802" calcext:value-type="float">
            <text:p>12,21080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.210808" calcext:value-type="float">
            <text:p>12,2108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.210816" calcext:value-type="float">
            <text:p>12,2108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.21082" calcext:value-type="float">
            <text:p>12,210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.210822" calcext:value-type="float">
            <text:p>12,2108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.21083" calcext:value-type="float">
            <text:p>12,210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.210832" calcext:value-type="float">
            <text:p>12,2108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.210836" calcext:value-type="float">
            <text:p>12,2108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.21084" calcext:value-type="float">
            <text:p>12,2108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.210842" calcext:value-type="float">
            <text:p>12,2108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.210846" calcext:value-type="float">
            <text:p>12,21084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.210854" calcext:value-type="float">
            <text:p>12,2108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.210856" calcext:value-type="float">
            <text:p>12,21085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.210858" calcext:value-type="float">
            <text:p>12,2108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.21086" calcext:value-type="float">
            <text:p>12,210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.210864" calcext:value-type="float">
            <text:p>12,2108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.210866" calcext:value-type="float">
            <text:p>12,21086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.210868" calcext:value-type="float">
            <text:p>12,2108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.210888" calcext:value-type="float">
            <text:p>12,21088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.210902" calcext:value-type="float">
            <text:p>12,2109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1778" calcext:value-type="float">
            <text:p>19,83177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178" calcext:value-type="float">
            <text:p>19,83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1856" calcext:value-type="float">
            <text:p>19,83185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1858" calcext:value-type="float">
            <text:p>19,8318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1888" calcext:value-type="float">
            <text:p>19,83188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189" calcext:value-type="float">
            <text:p>19,831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1896" calcext:value-type="float">
            <text:p>19,83189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1898" calcext:value-type="float">
            <text:p>19,831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1936" calcext:value-type="float">
            <text:p>19,83193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1938" calcext:value-type="float">
            <text:p>19,8319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1944" calcext:value-type="float">
            <text:p>19,83194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1946" calcext:value-type="float">
            <text:p>19,8319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1982" calcext:value-type="float">
            <text:p>19,83198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1984" calcext:value-type="float">
            <text:p>19,8319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1986" calcext:value-type="float">
            <text:p>19,8319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199" calcext:value-type="float">
            <text:p>19,831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1992" calcext:value-type="float">
            <text:p>19,83199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1994" calcext:value-type="float">
            <text:p>19,8319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024" calcext:value-type="float">
            <text:p>19,83202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026" calcext:value-type="float">
            <text:p>19,8320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036" calcext:value-type="float">
            <text:p>19,83203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048" calcext:value-type="float">
            <text:p>19,8320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052" calcext:value-type="float">
            <text:p>19,8320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074" calcext:value-type="float">
            <text:p>19,8320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082" calcext:value-type="float">
            <text:p>19,83208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09" calcext:value-type="float">
            <text:p>19,832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092" calcext:value-type="float">
            <text:p>19,83209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094" calcext:value-type="float">
            <text:p>19,8320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104" calcext:value-type="float">
            <text:p>19,83210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11" calcext:value-type="float">
            <text:p>19,83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114" calcext:value-type="float">
            <text:p>19,8321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12" calcext:value-type="float">
            <text:p>19,832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158" calcext:value-type="float">
            <text:p>19,83215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164" calcext:value-type="float">
            <text:p>19,8321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172" calcext:value-type="float">
            <text:p>19,83217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176" calcext:value-type="float">
            <text:p>19,8321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184" calcext:value-type="float">
            <text:p>19,83218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2" calcext:value-type="float">
            <text:p>19,83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202" calcext:value-type="float">
            <text:p>19,83220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206" calcext:value-type="float">
            <text:p>19,8322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216" calcext:value-type="float">
            <text:p>19,8322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228" calcext:value-type="float">
            <text:p>19,8322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23" calcext:value-type="float">
            <text:p>19,8322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232" calcext:value-type="float">
            <text:p>19,8322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234" calcext:value-type="float">
            <text:p>19,83223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24" calcext:value-type="float">
            <text:p>19,832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242" calcext:value-type="float">
            <text:p>19,83224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246" calcext:value-type="float">
            <text:p>19,8322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258" calcext:value-type="float">
            <text:p>19,83225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26" calcext:value-type="float">
            <text:p>19,832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262" calcext:value-type="float">
            <text:p>19,83226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264" calcext:value-type="float">
            <text:p>19,8322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266" calcext:value-type="float">
            <text:p>19,83226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27" calcext:value-type="float">
            <text:p>19,832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276" calcext:value-type="float">
            <text:p>19,83227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282" calcext:value-type="float">
            <text:p>19,8322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284" calcext:value-type="float">
            <text:p>19,83228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29" calcext:value-type="float">
            <text:p>19,832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294" calcext:value-type="float">
            <text:p>19,83229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3" calcext:value-type="float">
            <text:p>19,83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306" calcext:value-type="float">
            <text:p>19,83230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312" calcext:value-type="float">
            <text:p>19,8323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314" calcext:value-type="float">
            <text:p>19,8323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322" calcext:value-type="float">
            <text:p>19,8323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324" calcext:value-type="float">
            <text:p>19,83232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328" calcext:value-type="float">
            <text:p>19,8323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33" calcext:value-type="float">
            <text:p>19,8323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334" calcext:value-type="float">
            <text:p>19,8323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336" calcext:value-type="float">
            <text:p>19,83233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344" calcext:value-type="float">
            <text:p>19,8323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346" calcext:value-type="float">
            <text:p>19,83234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35" calcext:value-type="float">
            <text:p>19,832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354" calcext:value-type="float">
            <text:p>19,83235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358" calcext:value-type="float">
            <text:p>19,8323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36" calcext:value-type="float">
            <text:p>19,8323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364" calcext:value-type="float">
            <text:p>19,832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368" calcext:value-type="float">
            <text:p>19,83236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372" calcext:value-type="float">
            <text:p>19,8323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374" calcext:value-type="float">
            <text:p>19,83237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378" calcext:value-type="float">
            <text:p>19,8323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38" calcext:value-type="float">
            <text:p>19,832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386" calcext:value-type="float">
            <text:p>19,8323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388" calcext:value-type="float">
            <text:p>19,83238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392" calcext:value-type="float">
            <text:p>19,8323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4" calcext:value-type="float">
            <text:p>19,832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402" calcext:value-type="float">
            <text:p>19,8324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404" calcext:value-type="float">
            <text:p>19,83240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412" calcext:value-type="float">
            <text:p>19,832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414" calcext:value-type="float">
            <text:p>19,8324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416" calcext:value-type="float">
            <text:p>19,8324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42" calcext:value-type="float">
            <text:p>19,8324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424" calcext:value-type="float">
            <text:p>19,8324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426" calcext:value-type="float">
            <text:p>19,8324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43" calcext:value-type="float">
            <text:p>19,832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434" calcext:value-type="float">
            <text:p>19,83243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436" calcext:value-type="float">
            <text:p>19,8324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438" calcext:value-type="float">
            <text:p>19,8324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444" calcext:value-type="float">
            <text:p>19,832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446" calcext:value-type="float">
            <text:p>19,83244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45" calcext:value-type="float">
            <text:p>19,832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452" calcext:value-type="float">
            <text:p>19,8324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458" calcext:value-type="float">
            <text:p>19,8324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46" calcext:value-type="float">
            <text:p>19,8324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462" calcext:value-type="float">
            <text:p>19,8324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464" calcext:value-type="float">
            <text:p>19,83246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466" calcext:value-type="float">
            <text:p>19,8324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468" calcext:value-type="float">
            <text:p>19,83246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496" calcext:value-type="float">
            <text:p>19,8324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5" calcext:value-type="float">
            <text:p>19,832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502" calcext:value-type="float">
            <text:p>19,83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506" calcext:value-type="float">
            <text:p>19,83250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516" calcext:value-type="float">
            <text:p>19,832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518" calcext:value-type="float">
            <text:p>19,83251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524" calcext:value-type="float">
            <text:p>19,832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526" calcext:value-type="float">
            <text:p>19,8325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528" calcext:value-type="float">
            <text:p>19,832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532" calcext:value-type="float">
            <text:p>19,8325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556" calcext:value-type="float">
            <text:p>19,832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558" calcext:value-type="float">
            <text:p>19,83255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562" calcext:value-type="float">
            <text:p>19,8325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564" calcext:value-type="float">
            <text:p>19,83256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57" calcext:value-type="float">
            <text:p>19,832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572" calcext:value-type="float">
            <text:p>19,83257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58" calcext:value-type="float">
            <text:p>19,832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582" calcext:value-type="float">
            <text:p>19,83258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588" calcext:value-type="float">
            <text:p>19,8325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59" calcext:value-type="float">
            <text:p>19,8325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592" calcext:value-type="float">
            <text:p>19,832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594" calcext:value-type="float">
            <text:p>19,83259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596" calcext:value-type="float">
            <text:p>19,8325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598" calcext:value-type="float">
            <text:p>19,83259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606" calcext:value-type="float">
            <text:p>19,8326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608" calcext:value-type="float">
            <text:p>19,83260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616" calcext:value-type="float">
            <text:p>19,8326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618" calcext:value-type="float">
            <text:p>19,83261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62" calcext:value-type="float">
            <text:p>19,832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622" calcext:value-type="float">
            <text:p>19,8326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652" calcext:value-type="float">
            <text:p>19,8326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654" calcext:value-type="float">
            <text:p>19,83265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7" calcext:value-type="float">
            <text:p>19,83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702" calcext:value-type="float">
            <text:p>19,83270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71" calcext:value-type="float">
            <text:p>19,832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712" calcext:value-type="float">
            <text:p>19,8327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724" calcext:value-type="float">
            <text:p>19,8327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726" calcext:value-type="float">
            <text:p>19,8327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75" calcext:value-type="float">
            <text:p>19,832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754" calcext:value-type="float">
            <text:p>19,83275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756" calcext:value-type="float">
            <text:p>19,8327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758" calcext:value-type="float">
            <text:p>19,83275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764" calcext:value-type="float">
            <text:p>19,8327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766" calcext:value-type="float">
            <text:p>19,83276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77" calcext:value-type="float">
            <text:p>19,832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772" calcext:value-type="float">
            <text:p>19,83277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778" calcext:value-type="float">
            <text:p>19,8327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78" calcext:value-type="float">
            <text:p>19,8327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796" calcext:value-type="float">
            <text:p>19,8327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798" calcext:value-type="float">
            <text:p>19,83279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8" calcext:value-type="float">
            <text:p>19,83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802" calcext:value-type="float">
            <text:p>19,83280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838" calcext:value-type="float">
            <text:p>19,8328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84" calcext:value-type="float">
            <text:p>19,8328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296" calcext:value-type="float">
            <text:p>19,83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2962" calcext:value-type="float">
            <text:p>19,83296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833006" calcext:value-type="float">
            <text:p>19,8330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.833008" calcext:value-type="float">
            <text:p>19,83300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8828" calcext:value-type="float">
            <text:p>46,8588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883" calcext:value-type="float">
            <text:p>46,8588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8832" calcext:value-type="float">
            <text:p>46,8588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8834" calcext:value-type="float">
            <text:p>46,85883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8892" calcext:value-type="float">
            <text:p>46,8588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8894" calcext:value-type="float">
            <text:p>46,85889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8938" calcext:value-type="float">
            <text:p>46,8589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894" calcext:value-type="float">
            <text:p>46,8589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8954" calcext:value-type="float">
            <text:p>46,8589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8956" calcext:value-type="float">
            <text:p>46,85895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8958" calcext:value-type="float">
            <text:p>46,8589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896" calcext:value-type="float">
            <text:p>46,8589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8966" calcext:value-type="float">
            <text:p>46,8589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8968" calcext:value-type="float">
            <text:p>46,85896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897" calcext:value-type="float">
            <text:p>46,858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8972" calcext:value-type="float">
            <text:p>46,85897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8976" calcext:value-type="float">
            <text:p>46,8589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8978" calcext:value-type="float">
            <text:p>46,85897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899" calcext:value-type="float">
            <text:p>46,858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8992" calcext:value-type="float">
            <text:p>46,85899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8994" calcext:value-type="float">
            <text:p>46,8589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8996" calcext:value-type="float">
            <text:p>46,85899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" calcext:value-type="float">
            <text:p>46,8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002" calcext:value-type="float">
            <text:p>46,85900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03" calcext:value-type="float">
            <text:p>46,859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032" calcext:value-type="float">
            <text:p>46,8590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034" calcext:value-type="float">
            <text:p>46,8590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036" calcext:value-type="float">
            <text:p>46,85903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042" calcext:value-type="float">
            <text:p>46,8590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044" calcext:value-type="float">
            <text:p>46,85904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048" calcext:value-type="float">
            <text:p>46,8590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052" calcext:value-type="float">
            <text:p>46,8590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084" calcext:value-type="float">
            <text:p>46,8590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086" calcext:value-type="float">
            <text:p>46,8590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088" calcext:value-type="float">
            <text:p>46,8590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09" calcext:value-type="float">
            <text:p>46,8590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092" calcext:value-type="float">
            <text:p>46,8590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094" calcext:value-type="float">
            <text:p>46,85909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096" calcext:value-type="float">
            <text:p>46,8590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116" calcext:value-type="float">
            <text:p>46,8591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128" calcext:value-type="float">
            <text:p>46,859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13" calcext:value-type="float">
            <text:p>46,8591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134" calcext:value-type="float">
            <text:p>46,8591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142" calcext:value-type="float">
            <text:p>46,85914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148" calcext:value-type="float">
            <text:p>46,8591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15" calcext:value-type="float">
            <text:p>46,859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164" calcext:value-type="float">
            <text:p>46,8591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17" calcext:value-type="float">
            <text:p>46,859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18" calcext:value-type="float">
            <text:p>46,859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19" calcext:value-type="float">
            <text:p>46,8591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192" calcext:value-type="float">
            <text:p>46,8591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194" calcext:value-type="float">
            <text:p>46,85919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196" calcext:value-type="float">
            <text:p>46,8591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202" calcext:value-type="float">
            <text:p>46,85920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208" calcext:value-type="float">
            <text:p>46,8592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214" calcext:value-type="float">
            <text:p>46,8592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216" calcext:value-type="float">
            <text:p>46,8592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218" calcext:value-type="float">
            <text:p>46,85921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22" calcext:value-type="float">
            <text:p>46,859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226" calcext:value-type="float">
            <text:p>46,8592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228" calcext:value-type="float">
            <text:p>46,8592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24" calcext:value-type="float">
            <text:p>46,8592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242" calcext:value-type="float">
            <text:p>46,8592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254" calcext:value-type="float">
            <text:p>46,85925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256" calcext:value-type="float">
            <text:p>46,8592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258" calcext:value-type="float">
            <text:p>46,85925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262" calcext:value-type="float">
            <text:p>46,8592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264" calcext:value-type="float">
            <text:p>46,85926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266" calcext:value-type="float">
            <text:p>46,8592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268" calcext:value-type="float">
            <text:p>46,85926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27" calcext:value-type="float">
            <text:p>46,859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278" calcext:value-type="float">
            <text:p>46,85927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28" calcext:value-type="float">
            <text:p>46,859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294" calcext:value-type="float">
            <text:p>46,85929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296" calcext:value-type="float">
            <text:p>46,859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528" calcext:value-type="float">
            <text:p>46,85952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53" calcext:value-type="float">
            <text:p>46,859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532" calcext:value-type="float">
            <text:p>46,8595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536" calcext:value-type="float">
            <text:p>46,8595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544" calcext:value-type="float">
            <text:p>46,85954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546" calcext:value-type="float">
            <text:p>46,8595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552" calcext:value-type="float">
            <text:p>46,8595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554" calcext:value-type="float">
            <text:p>46,8595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558" calcext:value-type="float">
            <text:p>46,85955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562" calcext:value-type="float">
            <text:p>46,8595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59" calcext:value-type="float">
            <text:p>46,8595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596" calcext:value-type="float">
            <text:p>46,8595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616" calcext:value-type="float">
            <text:p>46,8596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62" calcext:value-type="float">
            <text:p>46,859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622" calcext:value-type="float">
            <text:p>46,8596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63" calcext:value-type="float">
            <text:p>46,85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646" calcext:value-type="float">
            <text:p>46,85964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65" calcext:value-type="float">
            <text:p>46,859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652" calcext:value-type="float">
            <text:p>46,8596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66" calcext:value-type="float">
            <text:p>46,859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664" calcext:value-type="float">
            <text:p>46,85966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67" calcext:value-type="float">
            <text:p>46,859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672" calcext:value-type="float">
            <text:p>46,85967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678" calcext:value-type="float">
            <text:p>46,8596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688" calcext:value-type="float">
            <text:p>46,85968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69" calcext:value-type="float">
            <text:p>46,859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704" calcext:value-type="float">
            <text:p>46,85970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706" calcext:value-type="float">
            <text:p>46,8597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732" calcext:value-type="float">
            <text:p>46,8597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734" calcext:value-type="float">
            <text:p>46,8597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736" calcext:value-type="float">
            <text:p>46,85973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738" calcext:value-type="float">
            <text:p>46,8597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74" calcext:value-type="float">
            <text:p>46,8597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748" calcext:value-type="float">
            <text:p>46,8597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752" calcext:value-type="float">
            <text:p>46,8597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754" calcext:value-type="float">
            <text:p>46,8597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762" calcext:value-type="float">
            <text:p>46,85976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768" calcext:value-type="float">
            <text:p>46,8597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774" calcext:value-type="float">
            <text:p>46,85977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776" calcext:value-type="float">
            <text:p>46,8597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78" calcext:value-type="float">
            <text:p>46,8597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792" calcext:value-type="float">
            <text:p>46,8597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796" calcext:value-type="float">
            <text:p>46,85979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808" calcext:value-type="float">
            <text:p>46,8598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812" calcext:value-type="float">
            <text:p>46,8598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822" calcext:value-type="float">
            <text:p>46,8598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83" calcext:value-type="float">
            <text:p>46,8598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844" calcext:value-type="float">
            <text:p>46,8598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846" calcext:value-type="float">
            <text:p>46,85984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866" calcext:value-type="float">
            <text:p>46,8598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87" calcext:value-type="float">
            <text:p>46,8598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876" calcext:value-type="float">
            <text:p>46,8598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88" calcext:value-type="float">
            <text:p>46,8598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894" calcext:value-type="float">
            <text:p>46,8598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896" calcext:value-type="float">
            <text:p>46,85989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906" calcext:value-type="float">
            <text:p>46,8599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908" calcext:value-type="float">
            <text:p>46,85990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91" calcext:value-type="float">
            <text:p>46,859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912" calcext:value-type="float">
            <text:p>46,8599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928" calcext:value-type="float">
            <text:p>46,8599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93" calcext:value-type="float">
            <text:p>46,8599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934" calcext:value-type="float">
            <text:p>46,859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936" calcext:value-type="float">
            <text:p>46,85993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94" calcext:value-type="float">
            <text:p>46,859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942" calcext:value-type="float">
            <text:p>46,85994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948" calcext:value-type="float">
            <text:p>46,8599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95" calcext:value-type="float">
            <text:p>46,8599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59972" calcext:value-type="float">
            <text:p>46,8599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59974" calcext:value-type="float">
            <text:p>46,85997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60178" calcext:value-type="float">
            <text:p>46,860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60192" calcext:value-type="float">
            <text:p>46,86019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60202" calcext:value-type="float">
            <text:p>46,8602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60204" calcext:value-type="float">
            <text:p>46,86020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60206" calcext:value-type="float">
            <text:p>46,8602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6021" calcext:value-type="float">
            <text:p>46,860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60214" calcext:value-type="float">
            <text:p>46,8602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60224" calcext:value-type="float">
            <text:p>46,86022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6023" calcext:value-type="float">
            <text:p>46,860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60232" calcext:value-type="float">
            <text:p>46,8602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6024" calcext:value-type="float">
            <text:p>46,860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60244" calcext:value-type="float">
            <text:p>46,86024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60248" calcext:value-type="float">
            <text:p>46,8602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6025" calcext:value-type="float">
            <text:p>46,8602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60252" calcext:value-type="float">
            <text:p>46,860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60256" calcext:value-type="float">
            <text:p>46,86025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60266" calcext:value-type="float">
            <text:p>46,8602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60268" calcext:value-type="float">
            <text:p>46,86026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60278" calcext:value-type="float">
            <text:p>46,8602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6028" calcext:value-type="float">
            <text:p>46,8602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60282" calcext:value-type="float">
            <text:p>46,8602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60284" calcext:value-type="float">
            <text:p>46,86028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60298" calcext:value-type="float">
            <text:p>46,8602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60306" calcext:value-type="float">
            <text:p>46,86030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60316" calcext:value-type="float">
            <text:p>46,8603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60322" calcext:value-type="float">
            <text:p>46,8603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60336" calcext:value-type="float">
            <text:p>46,8603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60346" calcext:value-type="float">
            <text:p>46,86034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6035" calcext:value-type="float">
            <text:p>46,860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6036" calcext:value-type="float">
            <text:p>46,8603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60366" calcext:value-type="float">
            <text:p>46,8603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60384" calcext:value-type="float">
            <text:p>46,86038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60388" calcext:value-type="float">
            <text:p>46,8603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60422" calcext:value-type="float">
            <text:p>46,8604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60424" calcext:value-type="float">
            <text:p>46,8604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60426" calcext:value-type="float">
            <text:p>46,8604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6043" calcext:value-type="float">
            <text:p>46,860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60434" calcext:value-type="float">
            <text:p>46,86043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60436" calcext:value-type="float">
            <text:p>46,8604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60442" calcext:value-type="float">
            <text:p>46,86044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60444" calcext:value-type="float">
            <text:p>46,860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60546" calcext:value-type="float">
            <text:p>46,86054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60548" calcext:value-type="float">
            <text:p>46,8605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61426" calcext:value-type="float">
            <text:p>46,8614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61428" calcext:value-type="float">
            <text:p>46,8614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.861436" calcext:value-type="float">
            <text:p>46,86143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.86144" calcext:value-type="float">
            <text:p>46,86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192" calcext:value-type="float">
            <text:p>61,75019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194" calcext:value-type="float">
            <text:p>61,7501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202" calcext:value-type="float">
            <text:p>61,75020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206" calcext:value-type="float">
            <text:p>61,7502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226" calcext:value-type="float">
            <text:p>61,7502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232" calcext:value-type="float">
            <text:p>61,7502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238" calcext:value-type="float">
            <text:p>61,7502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242" calcext:value-type="float">
            <text:p>61,7502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248" calcext:value-type="float">
            <text:p>61,75024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25" calcext:value-type="float">
            <text:p>61,75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252" calcext:value-type="float">
            <text:p>61,7502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254" calcext:value-type="float">
            <text:p>61,7502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262" calcext:value-type="float">
            <text:p>61,75026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266" calcext:value-type="float">
            <text:p>61,7502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268" calcext:value-type="float">
            <text:p>61,75026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274" calcext:value-type="float">
            <text:p>61,7502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276" calcext:value-type="float">
            <text:p>61,75027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28" calcext:value-type="float">
            <text:p>61,750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284" calcext:value-type="float">
            <text:p>61,75028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286" calcext:value-type="float">
            <text:p>61,750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288" calcext:value-type="float">
            <text:p>61,75028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294" calcext:value-type="float">
            <text:p>61,7502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308" calcext:value-type="float">
            <text:p>61,75030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312" calcext:value-type="float">
            <text:p>61,7503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318" calcext:value-type="float">
            <text:p>61,75031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32" calcext:value-type="float">
            <text:p>61,750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332" calcext:value-type="float">
            <text:p>61,7503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334" calcext:value-type="float">
            <text:p>61,7503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356" calcext:value-type="float">
            <text:p>61,75035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358" calcext:value-type="float">
            <text:p>61,7503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362" calcext:value-type="float">
            <text:p>61,75036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366" calcext:value-type="float">
            <text:p>61,7503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372" calcext:value-type="float">
            <text:p>61,75037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374" calcext:value-type="float">
            <text:p>61,7503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376" calcext:value-type="float">
            <text:p>61,75037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378" calcext:value-type="float">
            <text:p>61,7503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408" calcext:value-type="float">
            <text:p>61,75040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41" calcext:value-type="float">
            <text:p>61,750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416" calcext:value-type="float">
            <text:p>61,7504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422" calcext:value-type="float">
            <text:p>61,7504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43" calcext:value-type="float">
            <text:p>61,750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436" calcext:value-type="float">
            <text:p>61,7504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44" calcext:value-type="float">
            <text:p>61,7504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442" calcext:value-type="float">
            <text:p>61,7504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444" calcext:value-type="float">
            <text:p>61,75044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448" calcext:value-type="float">
            <text:p>61,7504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472" calcext:value-type="float">
            <text:p>61,75047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476" calcext:value-type="float">
            <text:p>61,7504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494" calcext:value-type="float">
            <text:p>61,75049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51" calcext:value-type="float">
            <text:p>61,750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518" calcext:value-type="float">
            <text:p>61,75051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528" calcext:value-type="float">
            <text:p>61,750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538" calcext:value-type="float">
            <text:p>61,7505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544" calcext:value-type="float">
            <text:p>61,7505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552" calcext:value-type="float">
            <text:p>61,7505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556" calcext:value-type="float">
            <text:p>61,750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558" calcext:value-type="float">
            <text:p>61,75055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564" calcext:value-type="float">
            <text:p>61,7505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566" calcext:value-type="float">
            <text:p>61,75056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57" calcext:value-type="float">
            <text:p>61,750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572" calcext:value-type="float">
            <text:p>61,75057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576" calcext:value-type="float">
            <text:p>61,7505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582" calcext:value-type="float">
            <text:p>61,75058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586" calcext:value-type="float">
            <text:p>61,7505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588" calcext:value-type="float">
            <text:p>61,75058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592" calcext:value-type="float">
            <text:p>61,750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596" calcext:value-type="float">
            <text:p>61,75059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61" calcext:value-type="float">
            <text:p>61,750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614" calcext:value-type="float">
            <text:p>61,7506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618" calcext:value-type="float">
            <text:p>61,7506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62" calcext:value-type="float">
            <text:p>61,7506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622" calcext:value-type="float">
            <text:p>61,7506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64" calcext:value-type="float">
            <text:p>61,7506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642" calcext:value-type="float">
            <text:p>61,7506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656" calcext:value-type="float">
            <text:p>61,75065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658" calcext:value-type="float">
            <text:p>61,7506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664" calcext:value-type="float">
            <text:p>61,75066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668" calcext:value-type="float">
            <text:p>61,7506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672" calcext:value-type="float">
            <text:p>61,75067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674" calcext:value-type="float">
            <text:p>61,7506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678" calcext:value-type="float">
            <text:p>61,75067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688" calcext:value-type="float">
            <text:p>61,7506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69" calcext:value-type="float">
            <text:p>61,7506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696" calcext:value-type="float">
            <text:p>61,7506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698" calcext:value-type="float">
            <text:p>61,75069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718" calcext:value-type="float">
            <text:p>61,7507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724" calcext:value-type="float">
            <text:p>61,75072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736" calcext:value-type="float">
            <text:p>61,7507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738" calcext:value-type="float">
            <text:p>61,7507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74" calcext:value-type="float">
            <text:p>61,750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746" calcext:value-type="float">
            <text:p>61,75074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754" calcext:value-type="float">
            <text:p>61,7507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756" calcext:value-type="float">
            <text:p>61,75075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778" calcext:value-type="float">
            <text:p>61,7507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78" calcext:value-type="float">
            <text:p>61,7507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792" calcext:value-type="float">
            <text:p>61,7507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794" calcext:value-type="float">
            <text:p>61,75079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896" calcext:value-type="float">
            <text:p>61,7508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898" calcext:value-type="float">
            <text:p>61,75089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09" calcext:value-type="float">
            <text:p>61,75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0902" calcext:value-type="float">
            <text:p>61,75090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1092" calcext:value-type="float">
            <text:p>61,7510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1094" calcext:value-type="float">
            <text:p>61,75109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1096" calcext:value-type="float">
            <text:p>61,7510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1098" calcext:value-type="float">
            <text:p>61,75109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11" calcext:value-type="float">
            <text:p>61,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1102" calcext:value-type="float">
            <text:p>61,75110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1112" calcext:value-type="float">
            <text:p>61,751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1114" calcext:value-type="float">
            <text:p>61,7511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1118" calcext:value-type="float">
            <text:p>61,7511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112" calcext:value-type="float">
            <text:p>61,751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124" calcext:value-type="float">
            <text:p>61,75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1242" calcext:value-type="float">
            <text:p>61,75124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1252" calcext:value-type="float">
            <text:p>61,751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1254" calcext:value-type="float">
            <text:p>61,75125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1282" calcext:value-type="float">
            <text:p>61,7512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129" calcext:value-type="float">
            <text:p>61,7512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13" calcext:value-type="float">
            <text:p>61,75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1312" calcext:value-type="float">
            <text:p>61,7513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1316" calcext:value-type="float">
            <text:p>61,7513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1324" calcext:value-type="float">
            <text:p>61,75132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1326" calcext:value-type="float">
            <text:p>61,7513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133" calcext:value-type="float">
            <text:p>61,7513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1336" calcext:value-type="float">
            <text:p>61,7513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134" calcext:value-type="float">
            <text:p>61,7513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1342" calcext:value-type="float">
            <text:p>61,7513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1354" calcext:value-type="float">
            <text:p>61,75135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1356" calcext:value-type="float">
            <text:p>61,7513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136" calcext:value-type="float">
            <text:p>61,7513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1362" calcext:value-type="float">
            <text:p>61,7513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137" calcext:value-type="float">
            <text:p>61,7513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1372" calcext:value-type="float">
            <text:p>61,7513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1394" calcext:value-type="float">
            <text:p>61,75139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1398" calcext:value-type="float">
            <text:p>61,7513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1406" calcext:value-type="float">
            <text:p>61,75140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141" calcext:value-type="float">
            <text:p>61,751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1412" calcext:value-type="float">
            <text:p>61,7514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1414" calcext:value-type="float">
            <text:p>61,751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1492" calcext:value-type="float">
            <text:p>61,75149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1494" calcext:value-type="float">
            <text:p>61,7514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1496" calcext:value-type="float">
            <text:p>61,75149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1498" calcext:value-type="float">
            <text:p>61,7514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1506" calcext:value-type="float">
            <text:p>61,75150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1508" calcext:value-type="float">
            <text:p>61,7515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1528" calcext:value-type="float">
            <text:p>61,75152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1532" calcext:value-type="float">
            <text:p>61,751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1602" calcext:value-type="float">
            <text:p>61,75160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1604" calcext:value-type="float">
            <text:p>61,7516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1606" calcext:value-type="float">
            <text:p>61,75160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161" calcext:value-type="float">
            <text:p>61,751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1656" calcext:value-type="float">
            <text:p>61,75165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166" calcext:value-type="float">
            <text:p>61,751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1666" calcext:value-type="float">
            <text:p>61,75166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1668" calcext:value-type="float">
            <text:p>61,7516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171" calcext:value-type="float">
            <text:p>61,7517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1712" calcext:value-type="float">
            <text:p>61,7517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1722" calcext:value-type="float">
            <text:p>61,7517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1724" calcext:value-type="float">
            <text:p>61,7517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173" calcext:value-type="float">
            <text:p>61,7517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1732" calcext:value-type="float">
            <text:p>61,7517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1754" calcext:value-type="float">
            <text:p>61,75175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1756" calcext:value-type="float">
            <text:p>61,7517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178" calcext:value-type="float">
            <text:p>61,7517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1782" calcext:value-type="float">
            <text:p>61,7517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1916" calcext:value-type="float">
            <text:p>61,7519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192" calcext:value-type="float">
            <text:p>61,751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1928" calcext:value-type="float">
            <text:p>61,75192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1932" calcext:value-type="float">
            <text:p>61,7519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1944" calcext:value-type="float">
            <text:p>61,75194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1946" calcext:value-type="float">
            <text:p>61,7519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195" calcext:value-type="float">
            <text:p>61,7519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1956" calcext:value-type="float">
            <text:p>61,7519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198" calcext:value-type="float">
            <text:p>61,7519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1982" calcext:value-type="float">
            <text:p>61,7519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1998" calcext:value-type="float">
            <text:p>61,75199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2" calcext:value-type="float">
            <text:p>61,7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2002" calcext:value-type="float">
            <text:p>61,75200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2022" calcext:value-type="float">
            <text:p>61,75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2028" calcext:value-type="float">
            <text:p>61,75202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204" calcext:value-type="float">
            <text:p>61,752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2042" calcext:value-type="float">
            <text:p>61,75204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2048" calcext:value-type="float">
            <text:p>61,7520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205" calcext:value-type="float">
            <text:p>61,7520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2052" calcext:value-type="float">
            <text:p>61,7520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207" calcext:value-type="float">
            <text:p>61,7520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2076" calcext:value-type="float">
            <text:p>61,7520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208" calcext:value-type="float">
            <text:p>61,7520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2082" calcext:value-type="float">
            <text:p>61,7520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2086" calcext:value-type="float">
            <text:p>61,7520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2088" calcext:value-type="float">
            <text:p>61,7520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2094" calcext:value-type="float">
            <text:p>61,75209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2098" calcext:value-type="float">
            <text:p>61,7520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2132" calcext:value-type="float">
            <text:p>61,7521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2134" calcext:value-type="float">
            <text:p>61,7521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2136" calcext:value-type="float">
            <text:p>61,75213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2138" calcext:value-type="float">
            <text:p>61,7521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2176" calcext:value-type="float">
            <text:p>61,75217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218" calcext:value-type="float">
            <text:p>61,752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2184" calcext:value-type="float">
            <text:p>61,75218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2186" calcext:value-type="float">
            <text:p>61,7521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219" calcext:value-type="float">
            <text:p>61,7521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2192" calcext:value-type="float">
            <text:p>61,7521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2202" calcext:value-type="float">
            <text:p>61,75220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2204" calcext:value-type="float">
            <text:p>61,7522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221" calcext:value-type="float">
            <text:p>61,752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2212" calcext:value-type="float">
            <text:p>61,7522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222" calcext:value-type="float">
            <text:p>61,752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2224" calcext:value-type="float">
            <text:p>61,7522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2236" calcext:value-type="float">
            <text:p>61,75223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2238" calcext:value-type="float">
            <text:p>61,7522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2252" calcext:value-type="float">
            <text:p>61,7522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2254" calcext:value-type="float">
            <text:p>61,7522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2268" calcext:value-type="float">
            <text:p>61,75226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227" calcext:value-type="float">
            <text:p>61,752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2272" calcext:value-type="float">
            <text:p>61,75227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2278" calcext:value-type="float">
            <text:p>61,7522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2288" calcext:value-type="float">
            <text:p>61,75228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229" calcext:value-type="float">
            <text:p>61,752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2292" calcext:value-type="float">
            <text:p>61,75229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2298" calcext:value-type="float">
            <text:p>61,7522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23" calcext:value-type="float">
            <text:p>61,752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2302" calcext:value-type="float">
            <text:p>61,7523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232" calcext:value-type="float">
            <text:p>61,752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2324" calcext:value-type="float">
            <text:p>61,7523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233" calcext:value-type="float">
            <text:p>61,7523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2334" calcext:value-type="float">
            <text:p>61,7523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2336" calcext:value-type="float">
            <text:p>61,75233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234" calcext:value-type="float">
            <text:p>61,752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2342" calcext:value-type="float">
            <text:p>61,75234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2344" calcext:value-type="float">
            <text:p>61,7523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2358" calcext:value-type="float">
            <text:p>61,75235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236" calcext:value-type="float">
            <text:p>61,752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2366" calcext:value-type="float">
            <text:p>61,75236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2368" calcext:value-type="float">
            <text:p>61,7523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237" calcext:value-type="float">
            <text:p>61,7523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2378" calcext:value-type="float">
            <text:p>61,7523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2394" calcext:value-type="float">
            <text:p>61,75239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2402" calcext:value-type="float">
            <text:p>61,7524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2412" calcext:value-type="float">
            <text:p>61,7524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2414" calcext:value-type="float">
            <text:p>61,75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242" calcext:value-type="float">
            <text:p>61,7524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2432" calcext:value-type="float">
            <text:p>61,7524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2434" calcext:value-type="float">
            <text:p>61,75243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2448" calcext:value-type="float">
            <text:p>61,7524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245" calcext:value-type="float">
            <text:p>61,752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2454" calcext:value-type="float">
            <text:p>61,7524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247" calcext:value-type="float">
            <text:p>61,7524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2472" calcext:value-type="float">
            <text:p>61,7524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2476" calcext:value-type="float">
            <text:p>61,75247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2482" calcext:value-type="float">
            <text:p>61,7524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2484" calcext:value-type="float">
            <text:p>61,75248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2488" calcext:value-type="float">
            <text:p>61,7524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2494" calcext:value-type="float">
            <text:p>61,75249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2502" calcext:value-type="float">
            <text:p>61,752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2508" calcext:value-type="float">
            <text:p>61,75250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252" calcext:value-type="float">
            <text:p>61,75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2522" calcext:value-type="float">
            <text:p>61,7525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2538" calcext:value-type="float">
            <text:p>61,7525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254" calcext:value-type="float">
            <text:p>61,7525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2542" calcext:value-type="float">
            <text:p>61,7525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4054" calcext:value-type="float">
            <text:p>61,75405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4056" calcext:value-type="float">
            <text:p>61,7540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4078" calcext:value-type="float">
            <text:p>61,75407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408" calcext:value-type="float">
            <text:p>61,754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4084" calcext:value-type="float">
            <text:p>61,75408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4086" calcext:value-type="float">
            <text:p>61,7540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4108" calcext:value-type="float">
            <text:p>61,75410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411" calcext:value-type="float">
            <text:p>61,754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4112" calcext:value-type="float">
            <text:p>61,7541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4114" calcext:value-type="float">
            <text:p>61,7541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4128" calcext:value-type="float">
            <text:p>61,75412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413" calcext:value-type="float">
            <text:p>61,754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4132" calcext:value-type="float">
            <text:p>61,7541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4138" calcext:value-type="float">
            <text:p>61,7541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414" calcext:value-type="float">
            <text:p>61,754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4142" calcext:value-type="float">
            <text:p>61,7541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4152" calcext:value-type="float">
            <text:p>61,7541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416" calcext:value-type="float">
            <text:p>61,754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4164" calcext:value-type="float">
            <text:p>61,75416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4166" calcext:value-type="float">
            <text:p>61,7541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4178" calcext:value-type="float">
            <text:p>61,75417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42" calcext:value-type="float">
            <text:p>61,75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4204" calcext:value-type="float">
            <text:p>61,75420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4206" calcext:value-type="float">
            <text:p>61,7542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421" calcext:value-type="float">
            <text:p>61,754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4216" calcext:value-type="float">
            <text:p>61,7542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4224" calcext:value-type="float">
            <text:p>61,75422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4258" calcext:value-type="float">
            <text:p>61,7542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4266" calcext:value-type="float">
            <text:p>61,75426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4268" calcext:value-type="float">
            <text:p>61,7542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428" calcext:value-type="float">
            <text:p>61,7542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4286" calcext:value-type="float">
            <text:p>61,75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429" calcext:value-type="float">
            <text:p>61,7542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4296" calcext:value-type="float">
            <text:p>61,754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4298" calcext:value-type="float">
            <text:p>61,75429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4306" calcext:value-type="float">
            <text:p>61,7543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4308" calcext:value-type="float">
            <text:p>61,75430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4328" calcext:value-type="float">
            <text:p>61,7543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433" calcext:value-type="float">
            <text:p>61,7543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4334" calcext:value-type="float">
            <text:p>61,7543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4336" calcext:value-type="float">
            <text:p>61,75433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4344" calcext:value-type="float">
            <text:p>61,7543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4346" calcext:value-type="float">
            <text:p>61,75434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435" calcext:value-type="float">
            <text:p>61,754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4352" calcext:value-type="float">
            <text:p>61,7543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4374" calcext:value-type="float">
            <text:p>61,7543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4376" calcext:value-type="float">
            <text:p>61,75437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438" calcext:value-type="float">
            <text:p>61,754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4382" calcext:value-type="float">
            <text:p>61,75438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4386" calcext:value-type="float">
            <text:p>61,7543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439" calcext:value-type="float">
            <text:p>61,7543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4392" calcext:value-type="float">
            <text:p>61,7543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4394" calcext:value-type="float">
            <text:p>61,75439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4402" calcext:value-type="float">
            <text:p>61,7544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4404" calcext:value-type="float">
            <text:p>61,75440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4412" calcext:value-type="float">
            <text:p>61,754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4416" calcext:value-type="float">
            <text:p>61,7544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4422" calcext:value-type="float">
            <text:p>61,7544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4424" calcext:value-type="float">
            <text:p>61,75442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4432" calcext:value-type="float">
            <text:p>61,7544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4434" calcext:value-type="float">
            <text:p>61,75443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4452" calcext:value-type="float">
            <text:p>61,7544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4454" calcext:value-type="float">
            <text:p>61,75445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4458" calcext:value-type="float">
            <text:p>61,7544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446" calcext:value-type="float">
            <text:p>61,7544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4462" calcext:value-type="float">
            <text:p>61,7544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4464" calcext:value-type="float">
            <text:p>61,75446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447" calcext:value-type="float">
            <text:p>61,754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4474" calcext:value-type="float">
            <text:p>61,75447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4476" calcext:value-type="float">
            <text:p>61,7544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4478" calcext:value-type="float">
            <text:p>61,75447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4482" calcext:value-type="float">
            <text:p>61,7544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4484" calcext:value-type="float">
            <text:p>61,75448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4494" calcext:value-type="float">
            <text:p>61,7544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4498" calcext:value-type="float">
            <text:p>61,75449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451" calcext:value-type="float">
            <text:p>61,754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4512" calcext:value-type="float">
            <text:p>61,7545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452" calcext:value-type="float">
            <text:p>61,754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4522" calcext:value-type="float">
            <text:p>61,7545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4526" calcext:value-type="float">
            <text:p>61,7545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4528" calcext:value-type="float">
            <text:p>61,75452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4554" calcext:value-type="float">
            <text:p>61,7545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4556" calcext:value-type="float">
            <text:p>61,75455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457" calcext:value-type="float">
            <text:p>61,754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4572" calcext:value-type="float">
            <text:p>61,75457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4608" calcext:value-type="float">
            <text:p>61,7546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461" calcext:value-type="float">
            <text:p>61,7546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462" calcext:value-type="float">
            <text:p>61,754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4624" calcext:value-type="float">
            <text:p>61,75462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4628" calcext:value-type="float">
            <text:p>61,7546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463" calcext:value-type="float">
            <text:p>61,7546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4648" calcext:value-type="float">
            <text:p>61,754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465" calcext:value-type="float">
            <text:p>61,7546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9072" calcext:value-type="float">
            <text:p>61,7590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9076" calcext:value-type="float">
            <text:p>61,75907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9082" calcext:value-type="float">
            <text:p>61,7590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9086" calcext:value-type="float">
            <text:p>61,7590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909" calcext:value-type="float">
            <text:p>61,75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9092" calcext:value-type="float">
            <text:p>61,75909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9094" calcext:value-type="float">
            <text:p>61,7590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9096" calcext:value-type="float">
            <text:p>61,75909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9102" calcext:value-type="float">
            <text:p>61,759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9112" calcext:value-type="float">
            <text:p>61,7591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9114" calcext:value-type="float">
            <text:p>61,7591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9116" calcext:value-type="float">
            <text:p>61,7591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9118" calcext:value-type="float">
            <text:p>61,7591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912" calcext:value-type="float">
            <text:p>61,759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9122" calcext:value-type="float">
            <text:p>61,759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9128" calcext:value-type="float">
            <text:p>61,75912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913" calcext:value-type="float">
            <text:p>61,75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9132" calcext:value-type="float">
            <text:p>61,7591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9134" calcext:value-type="float">
            <text:p>61,7591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9152" calcext:value-type="float">
            <text:p>61,7591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9156" calcext:value-type="float">
            <text:p>61,759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9158" calcext:value-type="float">
            <text:p>61,75915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9162" calcext:value-type="float">
            <text:p>61,7591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9184" calcext:value-type="float">
            <text:p>61,75918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9186" calcext:value-type="float">
            <text:p>61,7591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9954" calcext:value-type="float">
            <text:p>61,75995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9956" calcext:value-type="float">
            <text:p>61,7599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9962" calcext:value-type="float">
            <text:p>61,75996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9964" calcext:value-type="float">
            <text:p>61,7599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997" calcext:value-type="float">
            <text:p>61,7599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9974" calcext:value-type="float">
            <text:p>61,7599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9976" calcext:value-type="float">
            <text:p>61,75997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9978" calcext:value-type="float">
            <text:p>61,7599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9982" calcext:value-type="float">
            <text:p>61,75998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9984" calcext:value-type="float">
            <text:p>61,7599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9986" calcext:value-type="float">
            <text:p>61,7599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59992" calcext:value-type="float">
            <text:p>61,7599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59998" calcext:value-type="float">
            <text:p>61,75999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0002" calcext:value-type="float">
            <text:p>61,76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0004" calcext:value-type="float">
            <text:p>61,76000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0008" calcext:value-type="float">
            <text:p>61,7600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001" calcext:value-type="float">
            <text:p>61,7600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0016" calcext:value-type="float">
            <text:p>61,760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0018" calcext:value-type="float">
            <text:p>61,76001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0038" calcext:value-type="float">
            <text:p>61,7600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004" calcext:value-type="float">
            <text:p>61,7600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0044" calcext:value-type="float">
            <text:p>61,7600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0046" calcext:value-type="float">
            <text:p>61,76004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2148" calcext:value-type="float">
            <text:p>61,7621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215" calcext:value-type="float">
            <text:p>61,762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216" calcext:value-type="float">
            <text:p>61,762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2162" calcext:value-type="float">
            <text:p>61,76216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2192" calcext:value-type="float">
            <text:p>61,7621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2194" calcext:value-type="float">
            <text:p>61,76219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2198" calcext:value-type="float">
            <text:p>61,7621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22" calcext:value-type="float">
            <text:p>61,76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2208" calcext:value-type="float">
            <text:p>61,7622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221" calcext:value-type="float">
            <text:p>61,762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2236" calcext:value-type="float">
            <text:p>61,7622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2238" calcext:value-type="float">
            <text:p>61,7622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2244" calcext:value-type="float">
            <text:p>61,7622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2246" calcext:value-type="float">
            <text:p>61,76224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2248" calcext:value-type="float">
            <text:p>61,7622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225" calcext:value-type="float">
            <text:p>61,7622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2272" calcext:value-type="float">
            <text:p>61,7622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2274" calcext:value-type="float">
            <text:p>61,76227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2284" calcext:value-type="float">
            <text:p>61,7622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2286" calcext:value-type="float">
            <text:p>61,7622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2306" calcext:value-type="float">
            <text:p>61,7623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2308" calcext:value-type="float">
            <text:p>61,76230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2316" calcext:value-type="float">
            <text:p>61,7623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2324" calcext:value-type="float">
            <text:p>61,76232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2326" calcext:value-type="float">
            <text:p>61,7623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233" calcext:value-type="float">
            <text:p>61,7623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2352" calcext:value-type="float">
            <text:p>61,7623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2354" calcext:value-type="float">
            <text:p>61,76235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2362" calcext:value-type="float">
            <text:p>61,7623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2366" calcext:value-type="float">
            <text:p>61,76236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237" calcext:value-type="float">
            <text:p>61,76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2372" calcext:value-type="float">
            <text:p>61,76237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238" calcext:value-type="float">
            <text:p>61,762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2382" calcext:value-type="float">
            <text:p>61,76238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2392" calcext:value-type="float">
            <text:p>61,7623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2396" calcext:value-type="float">
            <text:p>61,76239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2404" calcext:value-type="float">
            <text:p>61,7624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2406" calcext:value-type="float">
            <text:p>61,76240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2412" calcext:value-type="float">
            <text:p>61,762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2418" calcext:value-type="float">
            <text:p>61,76241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2426" calcext:value-type="float">
            <text:p>61,7624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2428" calcext:value-type="float">
            <text:p>61,76242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2446" calcext:value-type="float">
            <text:p>61,7624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245" calcext:value-type="float">
            <text:p>61,762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2462" calcext:value-type="float">
            <text:p>61,7624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2464" calcext:value-type="float">
            <text:p>61,76246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2466" calcext:value-type="float">
            <text:p>61,7624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2468" calcext:value-type="float">
            <text:p>61,76246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2474" calcext:value-type="float">
            <text:p>61,7624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2476" calcext:value-type="float">
            <text:p>61,76247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2478" calcext:value-type="float">
            <text:p>61,7624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248" calcext:value-type="float">
            <text:p>61,7624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2486" calcext:value-type="float">
            <text:p>61,7624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2488" calcext:value-type="float">
            <text:p>61,76248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2492" calcext:value-type="float">
            <text:p>61,7624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2494" calcext:value-type="float">
            <text:p>61,76249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2506" calcext:value-type="float">
            <text:p>61,762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2508" calcext:value-type="float">
            <text:p>61,76250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2514" calcext:value-type="float">
            <text:p>61,7625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2522" calcext:value-type="float">
            <text:p>61,7625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253" calcext:value-type="float">
            <text:p>61,76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2532" calcext:value-type="float">
            <text:p>61,7625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2538" calcext:value-type="float">
            <text:p>61,7625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254" calcext:value-type="float">
            <text:p>61,7625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2548" calcext:value-type="float">
            <text:p>61,7625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255" calcext:value-type="float">
            <text:p>61,7625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2552" calcext:value-type="float">
            <text:p>61,7625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2556" calcext:value-type="float">
            <text:p>61,76255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2568" calcext:value-type="float">
            <text:p>61,7625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2572" calcext:value-type="float">
            <text:p>61,76257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2576" calcext:value-type="float">
            <text:p>61,7625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2596" calcext:value-type="float">
            <text:p>61,76259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2598" calcext:value-type="float">
            <text:p>61,7625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26" calcext:value-type="float">
            <text:p>61,76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2602" calcext:value-type="float">
            <text:p>61,7626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2604" calcext:value-type="float">
            <text:p>61,76260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2606" calcext:value-type="float">
            <text:p>61,7626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2608" calcext:value-type="float">
            <text:p>61,76260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261" calcext:value-type="float">
            <text:p>61,762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2612" calcext:value-type="float">
            <text:p>61,7626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2614" calcext:value-type="float">
            <text:p>61,7626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3722" calcext:value-type="float">
            <text:p>61,7637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3724" calcext:value-type="float">
            <text:p>61,7637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373" calcext:value-type="float">
            <text:p>61,7637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3734" calcext:value-type="float">
            <text:p>61,7637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3738" calcext:value-type="float">
            <text:p>61,7637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374" calcext:value-type="float">
            <text:p>61,763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3746" calcext:value-type="float">
            <text:p>61,76374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3752" calcext:value-type="float">
            <text:p>61,7637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3756" calcext:value-type="float">
            <text:p>61,76375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376" calcext:value-type="float">
            <text:p>61,763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3764" calcext:value-type="float">
            <text:p>61,76376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377" calcext:value-type="float">
            <text:p>61,763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3772" calcext:value-type="float">
            <text:p>61,76377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3776" calcext:value-type="float">
            <text:p>61,7637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378" calcext:value-type="float">
            <text:p>61,7637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.763802" calcext:value-type="float">
            <text:p>61,7638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.763804" calcext:value-type="float">
            <text:p>61,76380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.063362" calcext:value-type="float">
            <text:p>74,0633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.063364" calcext:value-type="float">
            <text:p>74,06336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.06338" calcext:value-type="float">
            <text:p>74,063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.063382" calcext:value-type="float">
            <text:p>74,06338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.063474" calcext:value-type="float">
            <text:p>74,063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.063476" calcext:value-type="float">
            <text:p>74,06347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.0635" calcext:value-type="float">
            <text:p>74,06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.063506" calcext:value-type="float">
            <text:p>74,06350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.063532" calcext:value-type="float">
            <text:p>74,0635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.063534" calcext:value-type="float">
            <text:p>74,06353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.063542" calcext:value-type="float">
            <text:p>74,0635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.063544" calcext:value-type="float">
            <text:p>74,06354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.063556" calcext:value-type="float">
            <text:p>74,0635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.063558" calcext:value-type="float">
            <text:p>74,06355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.063572" calcext:value-type="float">
            <text:p>74,0635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.063574" calcext:value-type="float">
            <text:p>74,06357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.06358" calcext:value-type="float">
            <text:p>74,063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.063736" calcext:value-type="float">
            <text:p>74,06373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.06379" calcext:value-type="float">
            <text:p>74,063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.007864" calcext:value-type="float">
            <text:p>85,00786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.007918" calcext:value-type="float">
            <text:p>85,0079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.007926" calcext:value-type="float">
            <text:p>85,0079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.007944" calcext:value-type="float">
            <text:p>85,0079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.007968" calcext:value-type="float">
            <text:p>85,00796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.008118" calcext:value-type="float">
            <text:p>85,008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.00813" calcext:value-type="float">
            <text:p>85,0081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.57038" calcext:value-type="float">
            <text:p>109,570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.570382" calcext:value-type="float">
            <text:p>109,57038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.570384" calcext:value-type="float">
            <text:p>109,5703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.570386" calcext:value-type="float">
            <text:p>109,5703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.570398" calcext:value-type="float">
            <text:p>109,5703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6">00.00.0000</text:date>, <text:time style:data-style-name="N2" text:time-value="07:53:22.4807693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6T07:54:47.167389724</dc:date>
    <meta:editing-duration>PT9M4S</meta:editing-duration>
    <meta:editing-cycles>2</meta:editing-cycles>
    <meta:generator>LibreOffice/5.4.2.2$Linux_X86_64 LibreOffice_project/40m0$Build-2</meta:generator>
    <meta:document-statistic meta:table-count="1" meta:cell-count="28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966cm" svg:y="4.204cm" style:legend-expansion="high" chart:style-name="ch2"/>
        <chart:plot-area chart:style-name="ch3" table:cell-range-address="untitled4.A2:untitled4.B957 untitled4.B1:untitled4.B1" chart:data-source-has-labels="row" svg:x="0.319cm" svg:y="0.18cm" svg:width="13.328cm" svg:height="8.646cm">
          <chartooo:coordinate-region svg:x="1.046cm" svg:y="0.38cm" svg:width="12.32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untitled4.B2:untitled4.B957" chart:label-cell-address="untitled4.B1:untitled4.B1" chart:class="chart:scatter">
            <chart:domain table:cell-range-address="untitled4.A2:untitled4.A957"/>
            <chart:data-point chart:repeated="9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d</text:p>
                <draw:g>
                  <svg:desc>untitled4.B1:untitled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untitled4.A2:untitled4.A957</svg:desc>
                </draw:g>
              </table:table-cell>
              <table:table-cell office:value-type="float" office:value="0">
                <text:p>0</text:p>
                <draw:g>
                  <svg:desc>untitled4.B2:untitled4.B9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205334">
                <text:p>12.205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205336">
                <text:p>12.205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205352">
                <text:p>12.205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205354">
                <text:p>12.205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205356">
                <text:p>12.205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205358">
                <text:p>12.205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205368">
                <text:p>12.205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205372">
                <text:p>12.205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205374">
                <text:p>12.205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205378">
                <text:p>12.205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20538">
                <text:p>12.20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205396">
                <text:p>12.205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205398">
                <text:p>12.205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206882">
                <text:p>12.206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206884">
                <text:p>12.206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206892">
                <text:p>12.206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206896">
                <text:p>12.206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206916">
                <text:p>12.206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20692">
                <text:p>12.20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206938">
                <text:p>12.206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20694">
                <text:p>12.20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206942">
                <text:p>12.206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206944">
                <text:p>12.206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206954">
                <text:p>12.206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206956">
                <text:p>12.206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206962">
                <text:p>12.206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206964">
                <text:p>12.206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206966">
                <text:p>12.206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206976">
                <text:p>12.206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206978">
                <text:p>12.206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206984">
                <text:p>12.206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.206988">
                <text:p>12.206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.206996">
                <text:p>12.206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206998">
                <text:p>12.206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207002">
                <text:p>12.207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207004">
                <text:p>12.207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207016">
                <text:p>12.207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207018">
                <text:p>12.207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207036">
                <text:p>12.207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207038">
                <text:p>12.207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20704">
                <text:p>12.20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207042">
                <text:p>12.207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.207044">
                <text:p>12.207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.207046">
                <text:p>12.207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.210738">
                <text:p>12.210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.21074">
                <text:p>12.21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210794">
                <text:p>12.210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.210796">
                <text:p>12.210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2108">
                <text:p>12.2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210802">
                <text:p>12.210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210808">
                <text:p>12.210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.210816">
                <text:p>12.210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.21082">
                <text:p>12.21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.210822">
                <text:p>12.210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.21083">
                <text:p>12.21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.210832">
                <text:p>12.210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.210836">
                <text:p>12.210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.21084">
                <text:p>12.21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210842">
                <text:p>12.210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210846">
                <text:p>12.210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210854">
                <text:p>12.210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210856">
                <text:p>12.210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210858">
                <text:p>12.210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21086">
                <text:p>12.21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.210864">
                <text:p>12.210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.210866">
                <text:p>12.210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.210868">
                <text:p>12.210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.210888">
                <text:p>12.21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.210902">
                <text:p>12.210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.831778">
                <text:p>19.831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.83178">
                <text:p>19.83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.831856">
                <text:p>19.831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.831858">
                <text:p>19.831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.831888">
                <text:p>19.831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83189">
                <text:p>19.83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.831896">
                <text:p>19.831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831898">
                <text:p>19.831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.831936">
                <text:p>19.831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.831938">
                <text:p>19.831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.831944">
                <text:p>19.831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.831946">
                <text:p>19.831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.831982">
                <text:p>19.831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.831984">
                <text:p>19.831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.831986">
                <text:p>19.831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.83199">
                <text:p>19.83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.831992">
                <text:p>19.831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.831994">
                <text:p>19.831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832024">
                <text:p>19.832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.832026">
                <text:p>19.832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.832036">
                <text:p>19.832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.832048">
                <text:p>19.832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.832052">
                <text:p>19.832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.832074">
                <text:p>19.832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.832082">
                <text:p>19.832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.83209">
                <text:p>19.83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832092">
                <text:p>19.832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832094">
                <text:p>19.832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832104">
                <text:p>19.832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83211">
                <text:p>19.83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.832114">
                <text:p>19.832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.83212">
                <text:p>19.83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.832158">
                <text:p>19.832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.832164">
                <text:p>19.832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.832172">
                <text:p>19.832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.832176">
                <text:p>19.832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.832184">
                <text:p>19.832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.8322">
                <text:p>19.8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.832202">
                <text:p>19.832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.832206">
                <text:p>19.832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.832216">
                <text:p>19.832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.832228">
                <text:p>19.832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.83223">
                <text:p>19.83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.832232">
                <text:p>19.832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.832234">
                <text:p>19.832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.83224">
                <text:p>19.83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.832242">
                <text:p>19.832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.832246">
                <text:p>19.832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.832258">
                <text:p>19.832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.83226">
                <text:p>19.83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.832262">
                <text:p>19.832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.832264">
                <text:p>19.832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.832266">
                <text:p>19.832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.83227">
                <text:p>19.83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.832276">
                <text:p>19.832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.832282">
                <text:p>19.832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.832284">
                <text:p>19.832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.83229">
                <text:p>19.83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.832294">
                <text:p>19.832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.8323">
                <text:p>19.8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.832306">
                <text:p>19.832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.832312">
                <text:p>19.832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.832314">
                <text:p>19.832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.832322">
                <text:p>19.832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.832324">
                <text:p>19.832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.832328">
                <text:p>19.832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.83233">
                <text:p>19.83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.832334">
                <text:p>19.832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.832336">
                <text:p>19.832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.832344">
                <text:p>19.832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.832346">
                <text:p>19.832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.83235">
                <text:p>19.83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.832354">
                <text:p>19.832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.832358">
                <text:p>19.832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.83236">
                <text:p>19.83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.832364">
                <text:p>19.832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.832368">
                <text:p>19.832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.832372">
                <text:p>19.832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.832374">
                <text:p>19.832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.832378">
                <text:p>19.832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.83238">
                <text:p>19.83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.832386">
                <text:p>19.832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.832388">
                <text:p>19.832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.832392">
                <text:p>19.832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.8324">
                <text:p>19.8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.832402">
                <text:p>19.832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.832404">
                <text:p>19.832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.832412">
                <text:p>19.832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.832414">
                <text:p>19.832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.832416">
                <text:p>19.832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.83242">
                <text:p>19.83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.832424">
                <text:p>19.832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.832426">
                <text:p>19.832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.83243">
                <text:p>19.83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.832434">
                <text:p>19.832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.832436">
                <text:p>19.832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.832438">
                <text:p>19.832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.832444">
                <text:p>19.832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.832446">
                <text:p>19.832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.83245">
                <text:p>19.83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.832452">
                <text:p>19.832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.832458">
                <text:p>19.832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.83246">
                <text:p>19.83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.832462">
                <text:p>19.83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.832464">
                <text:p>19.832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.832466">
                <text:p>19.832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.832468">
                <text:p>19.832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.832496">
                <text:p>19.832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.8325">
                <text:p>19.8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.832502">
                <text:p>19.832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.832506">
                <text:p>19.832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.832516">
                <text:p>19.832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.832518">
                <text:p>19.832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.832524">
                <text:p>19.832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.832526">
                <text:p>19.832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.832528">
                <text:p>19.832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.832532">
                <text:p>19.832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.832556">
                <text:p>19.832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.832558">
                <text:p>19.832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.832562">
                <text:p>19.832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.832564">
                <text:p>19.83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83257">
                <text:p>19.83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832572">
                <text:p>19.832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83258">
                <text:p>19.83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832582">
                <text:p>19.832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832588">
                <text:p>19.832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83259">
                <text:p>19.83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832592">
                <text:p>19.832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32594">
                <text:p>19.832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832596">
                <text:p>19.832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.832598">
                <text:p>19.832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.832606">
                <text:p>19.832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.832608">
                <text:p>19.832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.832616">
                <text:p>19.832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.832618">
                <text:p>19.832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.83262">
                <text:p>19.83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.832622">
                <text:p>19.832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.832652">
                <text:p>19.832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.832654">
                <text:p>19.832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.8327">
                <text:p>19.8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.832702">
                <text:p>19.832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.83271">
                <text:p>19.83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.832712">
                <text:p>19.832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.832724">
                <text:p>19.832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.832726">
                <text:p>19.832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.83275">
                <text:p>19.83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.832754">
                <text:p>19.832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.832756">
                <text:p>19.832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.832758">
                <text:p>19.832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.832764">
                <text:p>19.832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.832766">
                <text:p>19.832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.83277">
                <text:p>19.83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9.832772">
                <text:p>19.832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.832778">
                <text:p>19.832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9.83278">
                <text:p>19.83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.832796">
                <text:p>19.832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.832798">
                <text:p>19.832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9.8328">
                <text:p>19.8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.832802">
                <text:p>19.832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.832838">
                <text:p>19.832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.83284">
                <text:p>19.83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.83296">
                <text:p>19.83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.832962">
                <text:p>19.832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.833006">
                <text:p>19.833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.833008">
                <text:p>19.833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6.858828">
                <text:p>46.858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6.85883">
                <text:p>46.85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6.858832">
                <text:p>46.858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6.858834">
                <text:p>46.858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6.858892">
                <text:p>46.858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6.858894">
                <text:p>46.858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6.858938">
                <text:p>46.858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6.85894">
                <text:p>46.85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6.858954">
                <text:p>46.858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6.858956">
                <text:p>46.858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6.858958">
                <text:p>46.858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6.85896">
                <text:p>46.85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6.858966">
                <text:p>46.858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6.858968">
                <text:p>46.858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6.85897">
                <text:p>46.85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6.858972">
                <text:p>46.858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6.858976">
                <text:p>46.858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6.858978">
                <text:p>46.858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6.85899">
                <text:p>46.85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6.858992">
                <text:p>46.858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6.858994">
                <text:p>46.858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6.858996">
                <text:p>46.858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6.859">
                <text:p>46.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6.859002">
                <text:p>46.859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6.85903">
                <text:p>46.85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6.859032">
                <text:p>46.859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6.859034">
                <text:p>46.859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6.859036">
                <text:p>46.859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6.859042">
                <text:p>46.859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6.859044">
                <text:p>46.859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6.859048">
                <text:p>46.859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6.859052">
                <text:p>46.859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6.859084">
                <text:p>46.859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6.859086">
                <text:p>46.859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6.859088">
                <text:p>46.859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6.85909">
                <text:p>46.85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6.859092">
                <text:p>46.859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6.859094">
                <text:p>46.859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6.859096">
                <text:p>46.859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6.859116">
                <text:p>46.859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6.859128">
                <text:p>46.859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6.85913">
                <text:p>46.85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6.859134">
                <text:p>46.859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6.859142">
                <text:p>46.859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6.859148">
                <text:p>46.859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6.85915">
                <text:p>46.85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6.859164">
                <text:p>46.859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6.85917">
                <text:p>46.85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6.85918">
                <text:p>46.85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6.85919">
                <text:p>46.85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6.859192">
                <text:p>46.859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6.859194">
                <text:p>46.859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6.859196">
                <text:p>46.859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6.859202">
                <text:p>46.859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6.859208">
                <text:p>46.859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6.859214">
                <text:p>46.859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6.859216">
                <text:p>46.859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6.859218">
                <text:p>46.859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6.85922">
                <text:p>46.85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6.859226">
                <text:p>46.859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6.859228">
                <text:p>46.859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6.85924">
                <text:p>46.85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6.859242">
                <text:p>46.859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6.859254">
                <text:p>46.859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6.859256">
                <text:p>46.859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6.859258">
                <text:p>46.859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6.859262">
                <text:p>46.859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6.859264">
                <text:p>46.859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6.859266">
                <text:p>46.859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6.859268">
                <text:p>46.859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6.85927">
                <text:p>46.85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6.859278">
                <text:p>46.859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6.85928">
                <text:p>46.85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6.859294">
                <text:p>46.859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6.859296">
                <text:p>46.859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6.859528">
                <text:p>46.859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6.85953">
                <text:p>46.85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6.859532">
                <text:p>46.859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6.859536">
                <text:p>46.859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6.859544">
                <text:p>46.859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6.859546">
                <text:p>46.859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6.859552">
                <text:p>46.859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6.859554">
                <text:p>46.859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6.859558">
                <text:p>46.859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6.859562">
                <text:p>46.859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6.85959">
                <text:p>46.85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6.859596">
                <text:p>46.859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6.859616">
                <text:p>46.859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6.85962">
                <text:p>46.85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6.859622">
                <text:p>46.859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6.85963">
                <text:p>46.85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6.859646">
                <text:p>46.859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6.85965">
                <text:p>46.85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6.859652">
                <text:p>46.859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6.85966">
                <text:p>46.85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6.859664">
                <text:p>46.859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6.85967">
                <text:p>46.85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6.859672">
                <text:p>46.859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6.859678">
                <text:p>46.859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6.859688">
                <text:p>46.859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6.85969">
                <text:p>46.85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6.859704">
                <text:p>46.859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6.859706">
                <text:p>46.859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6.859732">
                <text:p>46.859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6.859734">
                <text:p>46.859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6.859736">
                <text:p>46.859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6.859738">
                <text:p>46.859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6.85974">
                <text:p>46.85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6.859748">
                <text:p>46.859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6.859752">
                <text:p>46.859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6.859754">
                <text:p>46.859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6.859762">
                <text:p>46.859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6.859768">
                <text:p>46.859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6.859774">
                <text:p>46.859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6.859776">
                <text:p>46.859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6.85978">
                <text:p>46.85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6.859792">
                <text:p>46.859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6.859796">
                <text:p>46.859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6.859808">
                <text:p>46.859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6.859812">
                <text:p>46.859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6.859822">
                <text:p>46.859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6.85983">
                <text:p>46.85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6.859844">
                <text:p>46.859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6.859846">
                <text:p>46.859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6.859866">
                <text:p>46.859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6.85987">
                <text:p>46.85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6.859876">
                <text:p>46.859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6.85988">
                <text:p>46.85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6.859894">
                <text:p>46.859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6.859896">
                <text:p>46.859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6.859906">
                <text:p>46.859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6.859908">
                <text:p>46.859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6.85991">
                <text:p>46.85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6.859912">
                <text:p>46.859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6.859928">
                <text:p>46.859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6.85993">
                <text:p>46.85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6.859934">
                <text:p>46.859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6.859936">
                <text:p>46.859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6.85994">
                <text:p>46.85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6.859942">
                <text:p>46.859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6.859948">
                <text:p>46.859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6.85995">
                <text:p>46.85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6.859972">
                <text:p>46.859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6.859974">
                <text:p>46.859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6.860178">
                <text:p>46.860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6.860192">
                <text:p>46.860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6.860202">
                <text:p>46.860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6.860204">
                <text:p>46.860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6.860206">
                <text:p>46.860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6.86021">
                <text:p>46.86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6.860214">
                <text:p>46.860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6.860224">
                <text:p>46.860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6.86023">
                <text:p>46.86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6.860232">
                <text:p>46.860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6.86024">
                <text:p>46.86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6.860244">
                <text:p>46.860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6.860248">
                <text:p>46.860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6.86025">
                <text:p>46.86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6.860252">
                <text:p>46.860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6.860256">
                <text:p>46.860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6.860266">
                <text:p>46.86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6.860268">
                <text:p>46.860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6.860278">
                <text:p>46.860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6.86028">
                <text:p>46.86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6.860282">
                <text:p>46.860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6.860284">
                <text:p>46.860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6.860298">
                <text:p>46.860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6.860306">
                <text:p>46.860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6.860316">
                <text:p>46.860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6.860322">
                <text:p>46.860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6.860336">
                <text:p>46.860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6.860346">
                <text:p>46.860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6.86035">
                <text:p>46.86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6.86036">
                <text:p>46.86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6.860366">
                <text:p>46.860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6.860384">
                <text:p>46.860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6.860388">
                <text:p>46.860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6.860422">
                <text:p>46.860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6.860424">
                <text:p>46.860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6.860426">
                <text:p>46.860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6.86043">
                <text:p>46.86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6.860434">
                <text:p>46.860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6.860436">
                <text:p>46.860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6.860442">
                <text:p>46.860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6.860444">
                <text:p>46.860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6.860546">
                <text:p>46.860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6.860548">
                <text:p>46.860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6.861426">
                <text:p>46.861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6.861428">
                <text:p>46.861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6.861436">
                <text:p>46.861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6.86144">
                <text:p>46.86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1.750192">
                <text:p>61.750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1.750194">
                <text:p>61.750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1.750202">
                <text:p>61.750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1.750206">
                <text:p>61.750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1.750226">
                <text:p>61.750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1.750232">
                <text:p>61.750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1.750238">
                <text:p>61.750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1.750242">
                <text:p>61.750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1.750248">
                <text:p>61.750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1.75025">
                <text:p>61.75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1.750252">
                <text:p>61.750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1.750254">
                <text:p>61.750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1.750262">
                <text:p>61.750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1.750266">
                <text:p>61.75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1.750268">
                <text:p>61.750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1.750274">
                <text:p>61.750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1.750276">
                <text:p>61.750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1.75028">
                <text:p>61.75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1.750284">
                <text:p>61.750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1.750286">
                <text:p>61.750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1.750288">
                <text:p>61.750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1.750294">
                <text:p>61.750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1.750308">
                <text:p>61.750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1.750312">
                <text:p>61.750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1.750318">
                <text:p>61.750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1.75032">
                <text:p>61.75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1.750332">
                <text:p>61.750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1.750334">
                <text:p>61.750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1.750356">
                <text:p>61.750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1.750358">
                <text:p>61.750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1.750362">
                <text:p>61.750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1.750366">
                <text:p>61.750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1.750372">
                <text:p>61.750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1.750374">
                <text:p>61.750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1.750376">
                <text:p>61.750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1.750378">
                <text:p>61.750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1.750408">
                <text:p>61.750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1.75041">
                <text:p>61.75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1.750416">
                <text:p>61.750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1.750422">
                <text:p>61.750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1.75043">
                <text:p>61.75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1.750436">
                <text:p>61.750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1.75044">
                <text:p>61.75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1.750442">
                <text:p>61.750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1.750444">
                <text:p>61.750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1.750448">
                <text:p>61.750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1.750472">
                <text:p>61.750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1.750476">
                <text:p>61.750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1.750494">
                <text:p>61.750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1.75051">
                <text:p>61.75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1.750518">
                <text:p>61.750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1.750528">
                <text:p>61.750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1.750538">
                <text:p>61.750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1.750544">
                <text:p>61.750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1.750552">
                <text:p>61.750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1.750556">
                <text:p>61.750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1.750558">
                <text:p>61.750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1.750564">
                <text:p>61.750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1.750566">
                <text:p>61.750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1.75057">
                <text:p>61.75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1.750572">
                <text:p>61.750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1.750576">
                <text:p>61.750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1.750582">
                <text:p>61.750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1.750586">
                <text:p>61.750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1.750588">
                <text:p>61.750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1.750592">
                <text:p>61.750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1.750596">
                <text:p>61.750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1.75061">
                <text:p>61.75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1.750614">
                <text:p>61.750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1.750618">
                <text:p>61.750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1.75062">
                <text:p>61.75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1.750622">
                <text:p>61.750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1.75064">
                <text:p>61.75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1.750642">
                <text:p>61.750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1.750656">
                <text:p>61.750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1.750658">
                <text:p>61.750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1.750664">
                <text:p>61.750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1.750668">
                <text:p>61.750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1.750672">
                <text:p>61.750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1.750674">
                <text:p>61.750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1.750678">
                <text:p>61.750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1.750688">
                <text:p>61.750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1.75069">
                <text:p>61.75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1.750696">
                <text:p>61.750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1.750698">
                <text:p>61.750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1.750718">
                <text:p>61.750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1.750724">
                <text:p>61.750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1.750736">
                <text:p>61.750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1.750738">
                <text:p>61.750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1.75074">
                <text:p>61.75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1.750746">
                <text:p>61.750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1.750754">
                <text:p>61.750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1.750756">
                <text:p>61.750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1.750778">
                <text:p>61.750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1.75078">
                <text:p>61.75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1.750792">
                <text:p>61.750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1.750794">
                <text:p>61.750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1.750896">
                <text:p>61.750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1.750898">
                <text:p>61.750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1.7509">
                <text:p>61.7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1.750902">
                <text:p>61.750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1.751092">
                <text:p>61.751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1.751094">
                <text:p>61.751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1.751096">
                <text:p>61.751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1.751098">
                <text:p>61.751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1.7511">
                <text:p>61.7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1.751102">
                <text:p>61.751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1.751112">
                <text:p>61.751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1.751114">
                <text:p>61.751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1.751118">
                <text:p>61.751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1.75112">
                <text:p>61.75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1.75124">
                <text:p>61.75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1.751242">
                <text:p>61.751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1.751252">
                <text:p>61.751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1.751254">
                <text:p>61.751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1.751282">
                <text:p>61.751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1.75129">
                <text:p>61.75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1.7513">
                <text:p>61.7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1.751312">
                <text:p>61.751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1.751316">
                <text:p>61.751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1.751324">
                <text:p>61.751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1.751326">
                <text:p>61.751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1.75133">
                <text:p>61.75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1.751336">
                <text:p>61.751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1.75134">
                <text:p>61.75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1.751342">
                <text:p>61.751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1.751354">
                <text:p>61.75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1.751356">
                <text:p>61.751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1.75136">
                <text:p>61.75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1.751362">
                <text:p>61.751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1.75137">
                <text:p>61.75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1.751372">
                <text:p>61.751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1.751394">
                <text:p>61.751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1.751398">
                <text:p>61.751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1.751406">
                <text:p>61.751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1.75141">
                <text:p>61.75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1.751412">
                <text:p>61.751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1.751414">
                <text:p>61.751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1.751492">
                <text:p>61.751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1.751494">
                <text:p>61.751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1.751496">
                <text:p>61.751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1.751498">
                <text:p>61.751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1.751506">
                <text:p>61.751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1.751508">
                <text:p>61.751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1.751528">
                <text:p>61.751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1.751532">
                <text:p>61.751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1.751602">
                <text:p>61.751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1.751604">
                <text:p>61.751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1.751606">
                <text:p>61.751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1.75161">
                <text:p>61.75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1.751656">
                <text:p>61.751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1.75166">
                <text:p>61.75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1.751666">
                <text:p>61.751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1.751668">
                <text:p>61.751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1.75171">
                <text:p>61.75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1.751712">
                <text:p>61.751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1.751722">
                <text:p>61.751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1.751724">
                <text:p>61.751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1.75173">
                <text:p>61.75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1.751732">
                <text:p>61.751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1.751754">
                <text:p>61.751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1.751756">
                <text:p>61.751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1.75178">
                <text:p>61.75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1.751782">
                <text:p>61.751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1.751916">
                <text:p>61.751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1.75192">
                <text:p>61.75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1.751928">
                <text:p>61.751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1.751932">
                <text:p>61.751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1.751944">
                <text:p>61.751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1.751946">
                <text:p>61.751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1.75195">
                <text:p>61.75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1.751956">
                <text:p>61.751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1.75198">
                <text:p>61.75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1.751982">
                <text:p>61.751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1.751998">
                <text:p>61.751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1.752">
                <text:p>61.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1.752002">
                <text:p>61.75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1.752022">
                <text:p>61.752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1.752028">
                <text:p>61.752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1.75204">
                <text:p>61.75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1.752042">
                <text:p>61.752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1.752048">
                <text:p>61.752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1.75205">
                <text:p>61.75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.752052">
                <text:p>61.752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.75207">
                <text:p>61.75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.752076">
                <text:p>61.752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.75208">
                <text:p>61.75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.752082">
                <text:p>61.752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.752086">
                <text:p>61.752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.752088">
                <text:p>61.752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.752094">
                <text:p>61.752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.752098">
                <text:p>61.752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.752132">
                <text:p>61.752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.752134">
                <text:p>61.752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1.752136">
                <text:p>61.752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1.752138">
                <text:p>61.752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1.752176">
                <text:p>61.752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1.75218">
                <text:p>61.75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1.752184">
                <text:p>61.752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1.752186">
                <text:p>61.752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1.75219">
                <text:p>61.75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1.752192">
                <text:p>61.752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1.752202">
                <text:p>61.752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1.752204">
                <text:p>61.752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1.75221">
                <text:p>61.75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1.752212">
                <text:p>61.752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1.75222">
                <text:p>61.75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1.752224">
                <text:p>61.752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1.752236">
                <text:p>61.752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1.752238">
                <text:p>61.752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1.752252">
                <text:p>61.752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1.752254">
                <text:p>61.752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1.752268">
                <text:p>61.752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1.75227">
                <text:p>61.75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1.752272">
                <text:p>61.752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1.752278">
                <text:p>61.752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1.752288">
                <text:p>61.752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1.75229">
                <text:p>61.75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1.752292">
                <text:p>61.752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1.752298">
                <text:p>61.752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1.7523">
                <text:p>61.7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1.752302">
                <text:p>61.752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1.75232">
                <text:p>61.75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1.752324">
                <text:p>61.752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1.75233">
                <text:p>61.75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1.752334">
                <text:p>61.752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1.752336">
                <text:p>61.752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1.75234">
                <text:p>61.75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1.752342">
                <text:p>61.752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1.752344">
                <text:p>61.752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1.752358">
                <text:p>61.752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1.75236">
                <text:p>61.75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1.752366">
                <text:p>61.752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1.752368">
                <text:p>61.752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1.75237">
                <text:p>61.75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1.752378">
                <text:p>61.752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1.752394">
                <text:p>61.752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1.752402">
                <text:p>61.752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1.752412">
                <text:p>61.752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1.752414">
                <text:p>61.752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1.75242">
                <text:p>61.75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1.752432">
                <text:p>61.752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1.752434">
                <text:p>61.752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1.752448">
                <text:p>61.752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1.75245">
                <text:p>61.75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1.752454">
                <text:p>61.752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1.75247">
                <text:p>61.75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1.752472">
                <text:p>61.752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1.752476">
                <text:p>61.752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1.752482">
                <text:p>61.752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1.752484">
                <text:p>61.752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1.752488">
                <text:p>61.752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1.752494">
                <text:p>61.752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1.752502">
                <text:p>61.752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1.752508">
                <text:p>61.752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1.75252">
                <text:p>61.75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1.752522">
                <text:p>61.752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1.752538">
                <text:p>61.752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1.75254">
                <text:p>61.75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1.752542">
                <text:p>61.752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1.754054">
                <text:p>61.754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1.754056">
                <text:p>61.754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1.754078">
                <text:p>61.754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1.75408">
                <text:p>61.75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1.754084">
                <text:p>61.754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1.754086">
                <text:p>61.754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1.754108">
                <text:p>61.754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1.75411">
                <text:p>61.75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1.754112">
                <text:p>61.754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1.754114">
                <text:p>61.754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1.754128">
                <text:p>61.754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1.75413">
                <text:p>61.75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1.754132">
                <text:p>61.754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1.754138">
                <text:p>61.754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1.75414">
                <text:p>61.75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1.754142">
                <text:p>61.754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1.754152">
                <text:p>61.754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1.75416">
                <text:p>61.75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1.754164">
                <text:p>61.754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1.754166">
                <text:p>61.754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1.754178">
                <text:p>61.754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1.7542">
                <text:p>61.7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1.754204">
                <text:p>61.754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1.754206">
                <text:p>61.754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1.75421">
                <text:p>61.75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1.754216">
                <text:p>61.754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1.754224">
                <text:p>61.754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1.754258">
                <text:p>61.754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61.754266">
                <text:p>61.754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1.754268">
                <text:p>61.754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1.75428">
                <text:p>61.75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1.754286">
                <text:p>61.754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1.75429">
                <text:p>61.75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1.754296">
                <text:p>61.754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1.754298">
                <text:p>61.754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1.754306">
                <text:p>61.754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61.754308">
                <text:p>61.754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61.754328">
                <text:p>61.754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61.75433">
                <text:p>61.75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1.754334">
                <text:p>61.754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61.754336">
                <text:p>61.754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1.754344">
                <text:p>61.754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1.754346">
                <text:p>61.754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61.75435">
                <text:p>61.75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61.754352">
                <text:p>61.754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1.754374">
                <text:p>61.754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61.754376">
                <text:p>61.754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61.75438">
                <text:p>61.75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1.754382">
                <text:p>61.754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1.754386">
                <text:p>61.754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1.75439">
                <text:p>61.75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1.754392">
                <text:p>61.754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1.754394">
                <text:p>61.754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1.754402">
                <text:p>61.754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1.754404">
                <text:p>61.754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1.754412">
                <text:p>61.754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1.754416">
                <text:p>61.754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61.754422">
                <text:p>61.754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1.754424">
                <text:p>61.754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1.754432">
                <text:p>61.754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1.754434">
                <text:p>61.754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61.754452">
                <text:p>61.754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1.754454">
                <text:p>61.754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61.754458">
                <text:p>61.754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1.75446">
                <text:p>61.75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1.754462">
                <text:p>61.754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1.754464">
                <text:p>61.754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1.75447">
                <text:p>61.75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1.754474">
                <text:p>61.754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1.754476">
                <text:p>61.754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1.754478">
                <text:p>61.754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61.754482">
                <text:p>61.754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1.754484">
                <text:p>61.754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1.754494">
                <text:p>61.754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1.754498">
                <text:p>61.754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61.75451">
                <text:p>61.75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61.754512">
                <text:p>61.754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61.75452">
                <text:p>61.75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61.754522">
                <text:p>61.754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1.754526">
                <text:p>61.754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61.754528">
                <text:p>61.754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61.754554">
                <text:p>61.754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61.754556">
                <text:p>61.754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61.75457">
                <text:p>61.75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61.754572">
                <text:p>61.754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61.754608">
                <text:p>61.754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61.75461">
                <text:p>61.75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61.75462">
                <text:p>61.75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1.754624">
                <text:p>61.754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61.754628">
                <text:p>61.754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1.75463">
                <text:p>61.75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1.754648">
                <text:p>61.754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1.75465">
                <text:p>61.75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61.759072">
                <text:p>61.759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1.759076">
                <text:p>61.759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1.759082">
                <text:p>61.759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1.759086">
                <text:p>61.759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1.75909">
                <text:p>61.75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1.759092">
                <text:p>61.759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61.759094">
                <text:p>61.759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61.759096">
                <text:p>61.759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61.759102">
                <text:p>61.759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61.759112">
                <text:p>61.759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61.759114">
                <text:p>61.759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61.759116">
                <text:p>61.759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61.759118">
                <text:p>61.759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61.75912">
                <text:p>61.75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61.759122">
                <text:p>61.759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61.759128">
                <text:p>61.759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61.75913">
                <text:p>61.75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61.759132">
                <text:p>61.759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61.759134">
                <text:p>61.759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61.759152">
                <text:p>61.759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1.759156">
                <text:p>61.759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61.759158">
                <text:p>61.759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61.759162">
                <text:p>61.759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61.759184">
                <text:p>61.759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61.759186">
                <text:p>61.759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61.759954">
                <text:p>61.759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61.759956">
                <text:p>61.759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61.759962">
                <text:p>61.759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61.759964">
                <text:p>61.759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61.75997">
                <text:p>61.75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61.759974">
                <text:p>61.759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61.759976">
                <text:p>61.759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61.759978">
                <text:p>61.759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61.759982">
                <text:p>61.759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61.759984">
                <text:p>61.759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61.759986">
                <text:p>61.759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61.759992">
                <text:p>61.759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61.759998">
                <text:p>61.75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61.760002">
                <text:p>61.76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61.760004">
                <text:p>61.76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61.760008">
                <text:p>61.76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61.76001">
                <text:p>61.76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61.760016">
                <text:p>61.760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61.760018">
                <text:p>61.760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61.760038">
                <text:p>61.760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61.76004">
                <text:p>61.76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61.760044">
                <text:p>61.760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61.760046">
                <text:p>61.760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61.762148">
                <text:p>61.762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61.76215">
                <text:p>61.76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61.76216">
                <text:p>61.76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61.762162">
                <text:p>61.762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61.762192">
                <text:p>61.762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1.762194">
                <text:p>61.762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1.762198">
                <text:p>61.762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61.7622">
                <text:p>61.7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61.762208">
                <text:p>61.762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61.76221">
                <text:p>61.76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61.762236">
                <text:p>61.762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61.762238">
                <text:p>61.762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61.762244">
                <text:p>61.762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61.762246">
                <text:p>61.762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61.762248">
                <text:p>61.762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61.76225">
                <text:p>61.76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61.762272">
                <text:p>61.762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61.762274">
                <text:p>61.762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61.762284">
                <text:p>61.762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61.762286">
                <text:p>61.762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61.762306">
                <text:p>61.762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61.762308">
                <text:p>61.76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61.762316">
                <text:p>61.762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61.762324">
                <text:p>61.762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61.762326">
                <text:p>61.762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61.76233">
                <text:p>61.76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61.762352">
                <text:p>61.762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61.762354">
                <text:p>61.762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61.762362">
                <text:p>61.762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61.762366">
                <text:p>61.762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61.76237">
                <text:p>61.76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61.762372">
                <text:p>61.762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61.76238">
                <text:p>61.76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61.762382">
                <text:p>61.762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61.762392">
                <text:p>61.762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61.762396">
                <text:p>61.762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61.762404">
                <text:p>61.762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61.762406">
                <text:p>61.762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61.762412">
                <text:p>61.762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61.762418">
                <text:p>61.762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61.762426">
                <text:p>61.762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61.762428">
                <text:p>61.762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61.762446">
                <text:p>61.762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61.76245">
                <text:p>61.76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61.762462">
                <text:p>61.76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61.762464">
                <text:p>61.762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1.762466">
                <text:p>61.762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61.762468">
                <text:p>61.762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1.762474">
                <text:p>61.762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1.762476">
                <text:p>61.762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61.762478">
                <text:p>61.762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1.76248">
                <text:p>61.76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61.762486">
                <text:p>61.762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61.762488">
                <text:p>61.762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61.762492">
                <text:p>61.762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61.762494">
                <text:p>61.762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61.762506">
                <text:p>61.762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61.762508">
                <text:p>61.762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61.762514">
                <text:p>61.762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1.762522">
                <text:p>61.762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61.76253">
                <text:p>61.76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61.762532">
                <text:p>61.762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61.762538">
                <text:p>61.762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61.76254">
                <text:p>61.76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61.762548">
                <text:p>61.762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61.76255">
                <text:p>61.76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61.762552">
                <text:p>61.762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61.762556">
                <text:p>61.762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61.762568">
                <text:p>61.762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1.762572">
                <text:p>61.762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61.762576">
                <text:p>61.762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61.762596">
                <text:p>61.762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1.762598">
                <text:p>61.762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61.7626">
                <text:p>61.7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61.762602">
                <text:p>61.762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61.762604">
                <text:p>61.762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61.762606">
                <text:p>61.762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1.762608">
                <text:p>61.762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61.76261">
                <text:p>61.76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61.762612">
                <text:p>61.762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1.762614">
                <text:p>61.762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61.763722">
                <text:p>61.763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1.763724">
                <text:p>61.763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1.76373">
                <text:p>61.76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61.763734">
                <text:p>61.763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61.763738">
                <text:p>61.763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1.76374">
                <text:p>61.76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1.763746">
                <text:p>61.763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1.763752">
                <text:p>61.763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1.763756">
                <text:p>61.763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1.76376">
                <text:p>61.76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1.763764">
                <text:p>61.763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61.76377">
                <text:p>61.76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1.763772">
                <text:p>61.763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1.763776">
                <text:p>61.763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61.76378">
                <text:p>61.76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1.763802">
                <text:p>61.763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1.763804">
                <text:p>61.763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74.063362">
                <text:p>74.063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74.063364">
                <text:p>74.063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74.06338">
                <text:p>74.063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74.063382">
                <text:p>74.063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74.063474">
                <text:p>74.0634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74.063476">
                <text:p>74.063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74.0635">
                <text:p>74.06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74.063506">
                <text:p>74.063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74.063532">
                <text:p>74.0635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74.063534">
                <text:p>74.063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74.063542">
                <text:p>74.0635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74.063544">
                <text:p>74.063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74.063556">
                <text:p>74.063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74.063558">
                <text:p>74.063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74.063572">
                <text:p>74.0635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74.063574">
                <text:p>74.063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74.06358">
                <text:p>74.063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74.063736">
                <text:p>74.063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74.06379">
                <text:p>74.063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85.007864">
                <text:p>85.007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85.007918">
                <text:p>85.0079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85.007926">
                <text:p>85.007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85.007944">
                <text:p>85.0079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85.007968">
                <text:p>85.007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85.008118">
                <text:p>85.008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85.00813">
                <text:p>85.00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09.57038">
                <text:p>109.57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09.570382">
                <text:p>109.570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09.570384">
                <text:p>109.570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09.570386">
                <text:p>109.570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9.570398">
                <text:p>109.57039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125cm" svg:y="4.203cm" style:legend-expansion="high" chart:style-name="ch2"/>
        <chart:plot-area chart:style-name="ch3" table:cell-range-address="untitled4.A2:untitled4.A957 untitled4.C1:untitled4.C957" chart:data-source-has-labels="row" svg:x="0.319cm" svg:y="0.18cm" svg:width="13.487cm" svg:height="8.645cm">
          <chartooo:coordinate-region svg:x="1.046cm" svg:y="0.38cm" svg:width="12.48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untitled4.C2:untitled4.C957" chart:label-cell-address="untitled4.C1:untitled4.C1" chart:class="chart:scatter">
            <chart:domain table:cell-range-address="untitled4.A2:untitled4.A957"/>
            <chart:data-point chart:repeated="9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ot</text:p>
                <draw:g>
                  <svg:desc>untitled4.C1:untitled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untitled4.A2:untitled4.A957</svg:desc>
                </draw:g>
              </table:table-cell>
              <table:table-cell office:value-type="float" office:value="0">
                <text:p>0</text:p>
                <draw:g>
                  <svg:desc>untitled4.C2:untitled4.C9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205334">
                <text:p>12.2053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205336">
                <text:p>12.205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205352">
                <text:p>12.2053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205354">
                <text:p>12.205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205356">
                <text:p>12.2053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205358">
                <text:p>12.205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205368">
                <text:p>12.2053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205372">
                <text:p>12.205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205374">
                <text:p>12.2053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205378">
                <text:p>12.205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20538">
                <text:p>12.205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205396">
                <text:p>12.205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205398">
                <text:p>12.2053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206882">
                <text:p>12.206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206884">
                <text:p>12.2068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206892">
                <text:p>12.206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206896">
                <text:p>12.2068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206916">
                <text:p>12.206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20692">
                <text:p>12.206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206938">
                <text:p>12.206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20694">
                <text:p>12.206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206942">
                <text:p>12.206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206944">
                <text:p>12.2069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206954">
                <text:p>12.206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206956">
                <text:p>12.206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206962">
                <text:p>12.206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206964">
                <text:p>12.2069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206966">
                <text:p>12.206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206976">
                <text:p>12.206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206978">
                <text:p>12.206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206984">
                <text:p>12.2069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.206988">
                <text:p>12.206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.206996">
                <text:p>12.206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206998">
                <text:p>12.206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207002">
                <text:p>12.2070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207004">
                <text:p>12.207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207016">
                <text:p>12.207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207018">
                <text:p>12.207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207036">
                <text:p>12.2070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207038">
                <text:p>12.207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20704">
                <text:p>12.20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207042">
                <text:p>12.207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.207044">
                <text:p>12.2070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.207046">
                <text:p>12.207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.210738">
                <text:p>12.2107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.21074">
                <text:p>12.21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210794">
                <text:p>12.210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.210796">
                <text:p>12.210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2108">
                <text:p>12.2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210802">
                <text:p>12.210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210808">
                <text:p>12.2108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.210816">
                <text:p>12.210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.21082">
                <text:p>12.210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.210822">
                <text:p>12.210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.21083">
                <text:p>12.210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.210832">
                <text:p>12.210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.210836">
                <text:p>12.2108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.21084">
                <text:p>12.21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210842">
                <text:p>12.2108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210846">
                <text:p>12.210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210854">
                <text:p>12.2108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210856">
                <text:p>12.210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210858">
                <text:p>12.2108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21086">
                <text:p>12.21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.210864">
                <text:p>12.2108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.210866">
                <text:p>12.210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.210868">
                <text:p>12.2108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.210888">
                <text:p>12.21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.210902">
                <text:p>12.2109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.831778">
                <text:p>19.831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.83178">
                <text:p>19.83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.831856">
                <text:p>19.831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.831858">
                <text:p>19.8318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.831888">
                <text:p>19.831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83189">
                <text:p>19.831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.831896">
                <text:p>19.831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831898">
                <text:p>19.8318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.831936">
                <text:p>19.831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.831938">
                <text:p>19.8319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.831944">
                <text:p>19.831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.831946">
                <text:p>19.8319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.831982">
                <text:p>19.831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.831984">
                <text:p>19.8319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.831986">
                <text:p>19.831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.83199">
                <text:p>19.83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.831992">
                <text:p>19.831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.831994">
                <text:p>19.831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832024">
                <text:p>19.832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.832026">
                <text:p>19.8320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.832036">
                <text:p>19.832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.832048">
                <text:p>19.832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.832052">
                <text:p>19.832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.832074">
                <text:p>19.8320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.832082">
                <text:p>19.832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.83209">
                <text:p>19.83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832092">
                <text:p>19.832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832094">
                <text:p>19.8320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832104">
                <text:p>19.832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83211">
                <text:p>19.83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.832114">
                <text:p>19.832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.83212">
                <text:p>19.83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.832158">
                <text:p>19.832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.832164">
                <text:p>19.832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.832172">
                <text:p>19.832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.832176">
                <text:p>19.832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.832184">
                <text:p>19.832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.8322">
                <text:p>19.83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.832202">
                <text:p>19.832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.832206">
                <text:p>19.832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.832216">
                <text:p>19.832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.832228">
                <text:p>19.8322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.83223">
                <text:p>19.83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.832232">
                <text:p>19.832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.832234">
                <text:p>19.832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.83224">
                <text:p>19.83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.832242">
                <text:p>19.832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.832246">
                <text:p>19.8322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.832258">
                <text:p>19.832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.83226">
                <text:p>19.83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.832262">
                <text:p>19.832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.832264">
                <text:p>19.8322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.832266">
                <text:p>19.832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.83227">
                <text:p>19.83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.832276">
                <text:p>19.832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.832282">
                <text:p>19.832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.832284">
                <text:p>19.832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.83229">
                <text:p>19.83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.832294">
                <text:p>19.832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.8323">
                <text:p>19.8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.832306">
                <text:p>19.832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.832312">
                <text:p>19.832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.832314">
                <text:p>19.832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.832322">
                <text:p>19.8323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.832324">
                <text:p>19.832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.832328">
                <text:p>19.8323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.83233">
                <text:p>19.83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.832334">
                <text:p>19.8323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.832336">
                <text:p>19.832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.832344">
                <text:p>19.8323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.832346">
                <text:p>19.832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.83235">
                <text:p>19.83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.832354">
                <text:p>19.832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.832358">
                <text:p>19.8323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.83236">
                <text:p>19.83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.832364">
                <text:p>19.832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.832368">
                <text:p>19.832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.832372">
                <text:p>19.832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.832374">
                <text:p>19.832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.832378">
                <text:p>19.832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.83238">
                <text:p>19.83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.832386">
                <text:p>19.8323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.832388">
                <text:p>19.832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.832392">
                <text:p>19.8323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.8324">
                <text:p>19.8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.832402">
                <text:p>19.8324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.832404">
                <text:p>19.832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.832412">
                <text:p>19.832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.832414">
                <text:p>19.832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.832416">
                <text:p>19.8324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.83242">
                <text:p>19.83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.832424">
                <text:p>19.832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.832426">
                <text:p>19.832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.83243">
                <text:p>19.832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.832434">
                <text:p>19.832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.832436">
                <text:p>19.832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.832438">
                <text:p>19.832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.832444">
                <text:p>19.832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.832446">
                <text:p>19.832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.83245">
                <text:p>19.83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.832452">
                <text:p>19.832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.832458">
                <text:p>19.8324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.83246">
                <text:p>19.83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.832462">
                <text:p>19.832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.832464">
                <text:p>19.832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.832466">
                <text:p>19.8324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.832468">
                <text:p>19.832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.832496">
                <text:p>19.8324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.8325">
                <text:p>19.8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.832502">
                <text:p>19.8325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.832506">
                <text:p>19.832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.832516">
                <text:p>19.8325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.832518">
                <text:p>19.832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.832524">
                <text:p>19.8325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.832526">
                <text:p>19.832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.832528">
                <text:p>19.8325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.832532">
                <text:p>19.832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.832556">
                <text:p>19.832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.832558">
                <text:p>19.832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.832562">
                <text:p>19.8325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.832564">
                <text:p>19.83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83257">
                <text:p>19.83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832572">
                <text:p>19.832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83258">
                <text:p>19.83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832582">
                <text:p>19.832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832588">
                <text:p>19.8325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83259">
                <text:p>19.83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832592">
                <text:p>19.8325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32594">
                <text:p>19.832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832596">
                <text:p>19.8325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.832598">
                <text:p>19.832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.832606">
                <text:p>19.8326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.832608">
                <text:p>19.832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.832616">
                <text:p>19.8326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.832618">
                <text:p>19.832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.83262">
                <text:p>19.83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.832622">
                <text:p>19.832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.832652">
                <text:p>19.8326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.832654">
                <text:p>19.832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.8327">
                <text:p>19.83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.832702">
                <text:p>19.832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.83271">
                <text:p>19.83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.832712">
                <text:p>19.832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.832724">
                <text:p>19.8327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.832726">
                <text:p>19.832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.83275">
                <text:p>19.83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.832754">
                <text:p>19.832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.832756">
                <text:p>19.8327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.832758">
                <text:p>19.832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.832764">
                <text:p>19.8327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.832766">
                <text:p>19.832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.83277">
                <text:p>19.83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9.832772">
                <text:p>19.832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.832778">
                <text:p>19.832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9.83278">
                <text:p>19.83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.832796">
                <text:p>19.8327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.832798">
                <text:p>19.832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9.8328">
                <text:p>19.83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.832802">
                <text:p>19.832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.832838">
                <text:p>19.8328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.83284">
                <text:p>19.83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.83296">
                <text:p>19.83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.832962">
                <text:p>19.832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.833006">
                <text:p>19.8330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.833008">
                <text:p>19.833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6.858828">
                <text:p>46.8588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6.85883">
                <text:p>46.85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6.858832">
                <text:p>46.8588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6.858834">
                <text:p>46.858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6.858892">
                <text:p>46.8588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6.858894">
                <text:p>46.858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6.858938">
                <text:p>46.8589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6.85894">
                <text:p>46.85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6.858954">
                <text:p>46.8589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6.858956">
                <text:p>46.858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6.858958">
                <text:p>46.8589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6.85896">
                <text:p>46.85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6.858966">
                <text:p>46.8589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6.858968">
                <text:p>46.858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6.85897">
                <text:p>46.858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6.858972">
                <text:p>46.858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6.858976">
                <text:p>46.858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6.858978">
                <text:p>46.858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6.85899">
                <text:p>46.858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6.858992">
                <text:p>46.858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6.858994">
                <text:p>46.858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6.858996">
                <text:p>46.858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6.859">
                <text:p>46.8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6.859002">
                <text:p>46.859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6.85903">
                <text:p>46.859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6.859032">
                <text:p>46.859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6.859034">
                <text:p>46.859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6.859036">
                <text:p>46.859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6.859042">
                <text:p>46.8590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6.859044">
                <text:p>46.859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6.859048">
                <text:p>46.859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6.859052">
                <text:p>46.859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6.859084">
                <text:p>46.8590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6.859086">
                <text:p>46.859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6.859088">
                <text:p>46.8590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6.85909">
                <text:p>46.85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6.859092">
                <text:p>46.8590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6.859094">
                <text:p>46.859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6.859096">
                <text:p>46.8590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6.859116">
                <text:p>46.859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6.859128">
                <text:p>46.859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6.85913">
                <text:p>46.85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6.859134">
                <text:p>46.859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6.859142">
                <text:p>46.859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6.859148">
                <text:p>46.859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6.85915">
                <text:p>46.85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6.859164">
                <text:p>46.859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6.85917">
                <text:p>46.85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6.85918">
                <text:p>46.859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6.85919">
                <text:p>46.85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6.859192">
                <text:p>46.859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6.859194">
                <text:p>46.859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6.859196">
                <text:p>46.859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6.859202">
                <text:p>46.859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6.859208">
                <text:p>46.859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6.859214">
                <text:p>46.859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6.859216">
                <text:p>46.859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6.859218">
                <text:p>46.859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6.85922">
                <text:p>46.859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6.859226">
                <text:p>46.859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6.859228">
                <text:p>46.8592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6.85924">
                <text:p>46.85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6.859242">
                <text:p>46.859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6.859254">
                <text:p>46.859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6.859256">
                <text:p>46.859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6.859258">
                <text:p>46.859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6.859262">
                <text:p>46.859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6.859264">
                <text:p>46.859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6.859266">
                <text:p>46.859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6.859268">
                <text:p>46.859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6.85927">
                <text:p>46.85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6.859278">
                <text:p>46.859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6.85928">
                <text:p>46.859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6.859294">
                <text:p>46.859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6.859296">
                <text:p>46.859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6.859528">
                <text:p>46.859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6.85953">
                <text:p>46.859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6.859532">
                <text:p>46.859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6.859536">
                <text:p>46.8595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6.859544">
                <text:p>46.859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6.859546">
                <text:p>46.8595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6.859552">
                <text:p>46.859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6.859554">
                <text:p>46.8595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6.859558">
                <text:p>46.859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6.859562">
                <text:p>46.8595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6.85959">
                <text:p>46.85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6.859596">
                <text:p>46.8595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6.859616">
                <text:p>46.859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6.85962">
                <text:p>46.85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6.859622">
                <text:p>46.859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6.85963">
                <text:p>46.859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6.859646">
                <text:p>46.859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6.85965">
                <text:p>46.859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6.859652">
                <text:p>46.859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6.85966">
                <text:p>46.859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6.859664">
                <text:p>46.859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6.85967">
                <text:p>46.859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6.859672">
                <text:p>46.859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6.859678">
                <text:p>46.8596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6.859688">
                <text:p>46.859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6.85969">
                <text:p>46.859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6.859704">
                <text:p>46.859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6.859706">
                <text:p>46.8597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6.859732">
                <text:p>46.859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6.859734">
                <text:p>46.8597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6.859736">
                <text:p>46.859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6.859738">
                <text:p>46.8597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6.85974">
                <text:p>46.85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6.859748">
                <text:p>46.8597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6.859752">
                <text:p>46.859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6.859754">
                <text:p>46.8597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6.859762">
                <text:p>46.859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6.859768">
                <text:p>46.8597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6.859774">
                <text:p>46.859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6.859776">
                <text:p>46.8597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6.85978">
                <text:p>46.85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6.859792">
                <text:p>46.8597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6.859796">
                <text:p>46.859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6.859808">
                <text:p>46.8598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6.859812">
                <text:p>46.859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6.859822">
                <text:p>46.8598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6.85983">
                <text:p>46.85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6.859844">
                <text:p>46.8598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6.859846">
                <text:p>46.859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6.859866">
                <text:p>46.8598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6.85987">
                <text:p>46.85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6.859876">
                <text:p>46.8598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6.85988">
                <text:p>46.85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6.859894">
                <text:p>46.8598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6.859896">
                <text:p>46.859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6.859906">
                <text:p>46.8599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6.859908">
                <text:p>46.859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6.85991">
                <text:p>46.859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6.859912">
                <text:p>46.859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6.859928">
                <text:p>46.8599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6.85993">
                <text:p>46.85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6.859934">
                <text:p>46.859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6.859936">
                <text:p>46.859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6.85994">
                <text:p>46.85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6.859942">
                <text:p>46.859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6.859948">
                <text:p>46.8599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6.85995">
                <text:p>46.85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6.859972">
                <text:p>46.859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6.859974">
                <text:p>46.859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6.860178">
                <text:p>46.860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6.860192">
                <text:p>46.860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6.860202">
                <text:p>46.860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6.860204">
                <text:p>46.860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6.860206">
                <text:p>46.860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6.86021">
                <text:p>46.86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6.860214">
                <text:p>46.860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6.860224">
                <text:p>46.860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6.86023">
                <text:p>46.860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6.860232">
                <text:p>46.860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6.86024">
                <text:p>46.86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6.860244">
                <text:p>46.860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6.860248">
                <text:p>46.860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6.86025">
                <text:p>46.86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6.860252">
                <text:p>46.860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6.860256">
                <text:p>46.860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6.860266">
                <text:p>46.860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6.860268">
                <text:p>46.860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6.860278">
                <text:p>46.860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6.86028">
                <text:p>46.86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6.860282">
                <text:p>46.860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6.860284">
                <text:p>46.860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6.860298">
                <text:p>46.860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6.860306">
                <text:p>46.860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6.860316">
                <text:p>46.860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6.860322">
                <text:p>46.860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6.860336">
                <text:p>46.8603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6.860346">
                <text:p>46.860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6.86035">
                <text:p>46.860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6.86036">
                <text:p>46.86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6.860366">
                <text:p>46.8603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6.860384">
                <text:p>46.860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6.860388">
                <text:p>46.860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6.860422">
                <text:p>46.860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6.860424">
                <text:p>46.860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6.860426">
                <text:p>46.860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6.86043">
                <text:p>46.860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6.860434">
                <text:p>46.860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6.860436">
                <text:p>46.860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6.860442">
                <text:p>46.860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6.860444">
                <text:p>46.860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6.860546">
                <text:p>46.860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6.860548">
                <text:p>46.8605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6.861426">
                <text:p>46.861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6.861428">
                <text:p>46.861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6.861436">
                <text:p>46.861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6.86144">
                <text:p>46.86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1.750192">
                <text:p>61.750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1.750194">
                <text:p>61.750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1.750202">
                <text:p>61.750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1.750206">
                <text:p>61.750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1.750226">
                <text:p>61.750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1.750232">
                <text:p>61.750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1.750238">
                <text:p>61.750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1.750242">
                <text:p>61.750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1.750248">
                <text:p>61.750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1.75025">
                <text:p>61.750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1.750252">
                <text:p>61.750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1.750254">
                <text:p>61.750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1.750262">
                <text:p>61.750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1.750266">
                <text:p>61.750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1.750268">
                <text:p>61.750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1.750274">
                <text:p>61.750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1.750276">
                <text:p>61.750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1.75028">
                <text:p>61.750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1.750284">
                <text:p>61.750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1.750286">
                <text:p>61.750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1.750288">
                <text:p>61.750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1.750294">
                <text:p>61.7502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1.750308">
                <text:p>61.750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1.750312">
                <text:p>61.750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1.750318">
                <text:p>61.750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1.75032">
                <text:p>61.75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1.750332">
                <text:p>61.750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1.750334">
                <text:p>61.7503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1.750356">
                <text:p>61.750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1.750358">
                <text:p>61.7503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1.750362">
                <text:p>61.750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1.750366">
                <text:p>61.7503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1.750372">
                <text:p>61.750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1.750374">
                <text:p>61.7503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1.750376">
                <text:p>61.750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1.750378">
                <text:p>61.750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1.750408">
                <text:p>61.750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1.75041">
                <text:p>61.750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1.750416">
                <text:p>61.750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1.750422">
                <text:p>61.750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1.75043">
                <text:p>61.75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1.750436">
                <text:p>61.750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1.75044">
                <text:p>61.75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1.750442">
                <text:p>61.7504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1.750444">
                <text:p>61.750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1.750448">
                <text:p>61.7504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1.750472">
                <text:p>61.750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1.750476">
                <text:p>61.750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1.750494">
                <text:p>61.750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1.75051">
                <text:p>61.750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1.750518">
                <text:p>61.750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1.750528">
                <text:p>61.7505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1.750538">
                <text:p>61.750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1.750544">
                <text:p>61.750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1.750552">
                <text:p>61.750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1.750556">
                <text:p>61.750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1.750558">
                <text:p>61.750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1.750564">
                <text:p>61.750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1.750566">
                <text:p>61.750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1.75057">
                <text:p>61.750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1.750572">
                <text:p>61.750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1.750576">
                <text:p>61.7505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1.750582">
                <text:p>61.750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1.750586">
                <text:p>61.7505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1.750588">
                <text:p>61.750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1.750592">
                <text:p>61.7505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1.750596">
                <text:p>61.750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1.75061">
                <text:p>61.750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1.750614">
                <text:p>61.750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1.750618">
                <text:p>61.7506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1.75062">
                <text:p>61.75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1.750622">
                <text:p>61.7506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1.75064">
                <text:p>61.75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1.750642">
                <text:p>61.7506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1.750656">
                <text:p>61.750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1.750658">
                <text:p>61.750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1.750664">
                <text:p>61.750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1.750668">
                <text:p>61.7506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1.750672">
                <text:p>61.750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1.750674">
                <text:p>61.7506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1.750678">
                <text:p>61.750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1.750688">
                <text:p>61.7506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1.75069">
                <text:p>61.75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1.750696">
                <text:p>61.7506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1.750698">
                <text:p>61.750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1.750718">
                <text:p>61.7507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1.750724">
                <text:p>61.750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1.750736">
                <text:p>61.750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1.750738">
                <text:p>61.750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1.75074">
                <text:p>61.750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1.750746">
                <text:p>61.750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1.750754">
                <text:p>61.7507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1.750756">
                <text:p>61.750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1.750778">
                <text:p>61.750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1.75078">
                <text:p>61.75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1.750792">
                <text:p>61.7507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1.750794">
                <text:p>61.750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1.750896">
                <text:p>61.7508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1.750898">
                <text:p>61.750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1.7509">
                <text:p>61.75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1.750902">
                <text:p>61.750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1.751092">
                <text:p>61.7510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1.751094">
                <text:p>61.751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1.751096">
                <text:p>61.7510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1.751098">
                <text:p>61.751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1.7511">
                <text:p>61.75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1.751102">
                <text:p>61.751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1.751112">
                <text:p>61.751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1.751114">
                <text:p>61.751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1.751118">
                <text:p>61.751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1.75112">
                <text:p>61.75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1.75124">
                <text:p>61.75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1.751242">
                <text:p>61.751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1.751252">
                <text:p>61.751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1.751254">
                <text:p>61.751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1.751282">
                <text:p>61.751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1.75129">
                <text:p>61.75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1.7513">
                <text:p>61.75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1.751312">
                <text:p>61.751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1.751316">
                <text:p>61.751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1.751324">
                <text:p>61.751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1.751326">
                <text:p>61.7513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1.75133">
                <text:p>61.75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1.751336">
                <text:p>61.7513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1.75134">
                <text:p>61.75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1.751342">
                <text:p>61.7513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1.751354">
                <text:p>61.75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1.751356">
                <text:p>61.7513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1.75136">
                <text:p>61.75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1.751362">
                <text:p>61.751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1.75137">
                <text:p>61.75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1.751372">
                <text:p>61.751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1.751394">
                <text:p>61.751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1.751398">
                <text:p>61.7513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1.751406">
                <text:p>61.751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1.75141">
                <text:p>61.75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1.751412">
                <text:p>61.751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1.751414">
                <text:p>61.7514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1.751492">
                <text:p>61.751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1.751494">
                <text:p>61.7514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1.751496">
                <text:p>61.751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1.751498">
                <text:p>61.7514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1.751506">
                <text:p>61.751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1.751508">
                <text:p>61.7515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1.751528">
                <text:p>61.751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1.751532">
                <text:p>61.7515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1.751602">
                <text:p>61.751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1.751604">
                <text:p>61.7516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1.751606">
                <text:p>61.751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1.75161">
                <text:p>61.75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1.751656">
                <text:p>61.751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1.75166">
                <text:p>61.75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1.751666">
                <text:p>61.751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1.751668">
                <text:p>61.7516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1.75171">
                <text:p>61.75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1.751712">
                <text:p>61.7517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1.751722">
                <text:p>61.751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1.751724">
                <text:p>61.7517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1.75173">
                <text:p>61.75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1.751732">
                <text:p>61.7517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1.751754">
                <text:p>61.751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1.751756">
                <text:p>61.7517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1.75178">
                <text:p>61.75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1.751782">
                <text:p>61.7517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1.751916">
                <text:p>61.751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1.75192">
                <text:p>61.75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1.751928">
                <text:p>61.751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1.751932">
                <text:p>61.7519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1.751944">
                <text:p>61.751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1.751946">
                <text:p>61.7519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1.75195">
                <text:p>61.75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1.751956">
                <text:p>61.751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1.75198">
                <text:p>61.75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1.751982">
                <text:p>61.751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1.751998">
                <text:p>61.751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1.752">
                <text:p>61.7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1.752002">
                <text:p>61.75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1.752022">
                <text:p>61.7520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1.752028">
                <text:p>61.752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1.75204">
                <text:p>61.75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1.752042">
                <text:p>61.752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1.752048">
                <text:p>61.752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1.75205">
                <text:p>61.75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.752052">
                <text:p>61.752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.75207">
                <text:p>61.75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.752076">
                <text:p>61.7520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.75208">
                <text:p>61.75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.752082">
                <text:p>61.7520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.752086">
                <text:p>61.752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.752088">
                <text:p>61.7520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.752094">
                <text:p>61.752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.752098">
                <text:p>61.7520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.752132">
                <text:p>61.752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.752134">
                <text:p>61.752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1.752136">
                <text:p>61.752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1.752138">
                <text:p>61.752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1.752176">
                <text:p>61.752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1.75218">
                <text:p>61.75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1.752184">
                <text:p>61.752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1.752186">
                <text:p>61.752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1.75219">
                <text:p>61.75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1.752192">
                <text:p>61.752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1.752202">
                <text:p>61.752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1.752204">
                <text:p>61.752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1.75221">
                <text:p>61.75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1.752212">
                <text:p>61.752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1.75222">
                <text:p>61.75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1.752224">
                <text:p>61.752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1.752236">
                <text:p>61.752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1.752238">
                <text:p>61.752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1.752252">
                <text:p>61.752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1.752254">
                <text:p>61.752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1.752268">
                <text:p>61.752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1.75227">
                <text:p>61.75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1.752272">
                <text:p>61.752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1.752278">
                <text:p>61.752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1.752288">
                <text:p>61.752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1.75229">
                <text:p>61.75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1.752292">
                <text:p>61.752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1.752298">
                <text:p>61.752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1.7523">
                <text:p>61.7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1.752302">
                <text:p>61.7523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1.75232">
                <text:p>61.75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1.752324">
                <text:p>61.7523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1.75233">
                <text:p>61.75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1.752334">
                <text:p>61.7523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1.752336">
                <text:p>61.752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1.75234">
                <text:p>61.75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1.752342">
                <text:p>61.752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1.752344">
                <text:p>61.7523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1.752358">
                <text:p>61.752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1.75236">
                <text:p>61.752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1.752366">
                <text:p>61.752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1.752368">
                <text:p>61.7523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1.75237">
                <text:p>61.75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1.752378">
                <text:p>61.752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1.752394">
                <text:p>61.752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1.752402">
                <text:p>61.7524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1.752412">
                <text:p>61.752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1.752414">
                <text:p>61.7524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1.75242">
                <text:p>61.75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1.752432">
                <text:p>61.7524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1.752434">
                <text:p>61.752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1.752448">
                <text:p>61.7524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1.75245">
                <text:p>61.75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1.752454">
                <text:p>61.7524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1.75247">
                <text:p>61.75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1.752472">
                <text:p>61.7524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1.752476">
                <text:p>61.752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1.752482">
                <text:p>61.752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1.752484">
                <text:p>61.752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1.752488">
                <text:p>61.7524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1.752494">
                <text:p>61.752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1.752502">
                <text:p>61.7525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1.752508">
                <text:p>61.752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1.75252">
                <text:p>61.75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1.752522">
                <text:p>61.752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1.752538">
                <text:p>61.7525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1.75254">
                <text:p>61.75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1.752542">
                <text:p>61.7525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1.754054">
                <text:p>61.754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1.754056">
                <text:p>61.7540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1.754078">
                <text:p>61.754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1.75408">
                <text:p>61.75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1.754084">
                <text:p>61.754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1.754086">
                <text:p>61.7540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1.754108">
                <text:p>61.754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1.75411">
                <text:p>61.754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1.754112">
                <text:p>61.754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1.754114">
                <text:p>61.754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1.754128">
                <text:p>61.754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1.75413">
                <text:p>61.754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1.754132">
                <text:p>61.754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1.754138">
                <text:p>61.754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1.75414">
                <text:p>61.75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1.754142">
                <text:p>61.754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1.754152">
                <text:p>61.754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1.75416">
                <text:p>61.754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1.754164">
                <text:p>61.754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1.754166">
                <text:p>61.754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1.754178">
                <text:p>61.754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1.7542">
                <text:p>61.75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1.754204">
                <text:p>61.754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1.754206">
                <text:p>61.754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1.75421">
                <text:p>61.75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1.754216">
                <text:p>61.754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1.754224">
                <text:p>61.754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1.754258">
                <text:p>61.754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61.754266">
                <text:p>61.754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1.754268">
                <text:p>61.754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1.75428">
                <text:p>61.75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1.754286">
                <text:p>61.754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1.75429">
                <text:p>61.75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1.754296">
                <text:p>61.754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1.754298">
                <text:p>61.754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1.754306">
                <text:p>61.7543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61.754308">
                <text:p>61.754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61.754328">
                <text:p>61.7543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61.75433">
                <text:p>61.75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1.754334">
                <text:p>61.7543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61.754336">
                <text:p>61.754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1.754344">
                <text:p>61.7543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1.754346">
                <text:p>61.754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61.75435">
                <text:p>61.754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61.754352">
                <text:p>61.754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1.754374">
                <text:p>61.7543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61.754376">
                <text:p>61.754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61.75438">
                <text:p>61.754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1.754382">
                <text:p>61.754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1.754386">
                <text:p>61.7543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1.75439">
                <text:p>61.75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1.754392">
                <text:p>61.7543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1.754394">
                <text:p>61.754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1.754402">
                <text:p>61.7544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1.754404">
                <text:p>61.754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1.754412">
                <text:p>61.754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1.754416">
                <text:p>61.754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61.754422">
                <text:p>61.754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1.754424">
                <text:p>61.754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1.754432">
                <text:p>61.7544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1.754434">
                <text:p>61.754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61.754452">
                <text:p>61.7544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1.754454">
                <text:p>61.754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61.754458">
                <text:p>61.7544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1.75446">
                <text:p>61.75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1.754462">
                <text:p>61.754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1.754464">
                <text:p>61.754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1.75447">
                <text:p>61.754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1.754474">
                <text:p>61.754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1.754476">
                <text:p>61.754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1.754478">
                <text:p>61.754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61.754482">
                <text:p>61.754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1.754484">
                <text:p>61.754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1.754494">
                <text:p>61.7544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1.754498">
                <text:p>61.754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61.75451">
                <text:p>61.754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61.754512">
                <text:p>61.754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61.75452">
                <text:p>61.754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61.754522">
                <text:p>61.754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1.754526">
                <text:p>61.754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61.754528">
                <text:p>61.754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61.754554">
                <text:p>61.7545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61.754556">
                <text:p>61.754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61.75457">
                <text:p>61.754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61.754572">
                <text:p>61.754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61.754608">
                <text:p>61.754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61.75461">
                <text:p>61.75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61.75462">
                <text:p>61.75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1.754624">
                <text:p>61.754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61.754628">
                <text:p>61.7546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1.75463">
                <text:p>61.75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1.754648">
                <text:p>61.754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1.75465">
                <text:p>61.75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61.759072">
                <text:p>61.7590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1.759076">
                <text:p>61.759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1.759082">
                <text:p>61.7590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1.759086">
                <text:p>61.759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1.75909">
                <text:p>61.759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1.759092">
                <text:p>61.759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61.759094">
                <text:p>61.7590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61.759096">
                <text:p>61.759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61.759102">
                <text:p>61.759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61.759112">
                <text:p>61.759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61.759114">
                <text:p>61.759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61.759116">
                <text:p>61.759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61.759118">
                <text:p>61.759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61.75912">
                <text:p>61.75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61.759122">
                <text:p>61.759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61.759128">
                <text:p>61.759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61.75913">
                <text:p>61.759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61.759132">
                <text:p>61.759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61.759134">
                <text:p>61.759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61.759152">
                <text:p>61.759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1.759156">
                <text:p>61.759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61.759158">
                <text:p>61.759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61.759162">
                <text:p>61.759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61.759184">
                <text:p>61.759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61.759186">
                <text:p>61.759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61.759954">
                <text:p>61.759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61.759956">
                <text:p>61.759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61.759962">
                <text:p>61.759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61.759964">
                <text:p>61.7599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61.75997">
                <text:p>61.75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61.759974">
                <text:p>61.7599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61.759976">
                <text:p>61.759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61.759978">
                <text:p>61.7599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61.759982">
                <text:p>61.759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61.759984">
                <text:p>61.7599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61.759986">
                <text:p>61.759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61.759992">
                <text:p>61.7599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61.759998">
                <text:p>61.75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61.760002">
                <text:p>61.7600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61.760004">
                <text:p>61.76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61.760008">
                <text:p>61.7600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61.76001">
                <text:p>61.76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61.760016">
                <text:p>61.760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61.760018">
                <text:p>61.760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61.760038">
                <text:p>61.76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61.76004">
                <text:p>61.76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61.760044">
                <text:p>61.7600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61.760046">
                <text:p>61.760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61.762148">
                <text:p>61.762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61.76215">
                <text:p>61.76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61.76216">
                <text:p>61.76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61.762162">
                <text:p>61.762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61.762192">
                <text:p>61.762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1.762194">
                <text:p>61.762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1.762198">
                <text:p>61.762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61.7622">
                <text:p>61.7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61.762208">
                <text:p>61.762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61.76221">
                <text:p>61.76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61.762236">
                <text:p>61.7622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61.762238">
                <text:p>61.762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61.762244">
                <text:p>61.7622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61.762246">
                <text:p>61.762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61.762248">
                <text:p>61.762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61.76225">
                <text:p>61.76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61.762272">
                <text:p>61.762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61.762274">
                <text:p>61.762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61.762284">
                <text:p>61.7622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61.762286">
                <text:p>61.762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61.762306">
                <text:p>61.7623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61.762308">
                <text:p>61.76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61.762316">
                <text:p>61.762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61.762324">
                <text:p>61.762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61.762326">
                <text:p>61.7623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61.76233">
                <text:p>61.76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61.762352">
                <text:p>61.7623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61.762354">
                <text:p>61.762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61.762362">
                <text:p>61.762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61.762366">
                <text:p>61.762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61.76237">
                <text:p>61.76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61.762372">
                <text:p>61.762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61.76238">
                <text:p>61.76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61.762382">
                <text:p>61.762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61.762392">
                <text:p>61.7623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61.762396">
                <text:p>61.762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61.762404">
                <text:p>61.7624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61.762406">
                <text:p>61.762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61.762412">
                <text:p>61.762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61.762418">
                <text:p>61.762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61.762426">
                <text:p>61.7624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61.762428">
                <text:p>61.762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61.762446">
                <text:p>61.762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61.76245">
                <text:p>61.76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61.762462">
                <text:p>61.762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61.762464">
                <text:p>61.762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1.762466">
                <text:p>61.7624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61.762468">
                <text:p>61.762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1.762474">
                <text:p>61.7624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1.762476">
                <text:p>61.762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61.762478">
                <text:p>61.7624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1.76248">
                <text:p>61.76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61.762486">
                <text:p>61.7624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61.762488">
                <text:p>61.762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61.762492">
                <text:p>61.7624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61.762494">
                <text:p>61.762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61.762506">
                <text:p>61.7625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61.762508">
                <text:p>61.762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61.762514">
                <text:p>61.7625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1.762522">
                <text:p>61.762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61.76253">
                <text:p>61.76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61.762532">
                <text:p>61.762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61.762538">
                <text:p>61.7625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61.76254">
                <text:p>61.76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61.762548">
                <text:p>61.7625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61.76255">
                <text:p>61.76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61.762552">
                <text:p>61.7625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61.762556">
                <text:p>61.762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61.762568">
                <text:p>61.7625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1.762572">
                <text:p>61.762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61.762576">
                <text:p>61.7625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61.762596">
                <text:p>61.762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1.762598">
                <text:p>61.7625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61.7626">
                <text:p>61.7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61.762602">
                <text:p>61.7626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61.762604">
                <text:p>61.762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61.762606">
                <text:p>61.7626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1.762608">
                <text:p>61.762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61.76261">
                <text:p>61.76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61.762612">
                <text:p>61.762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1.762614">
                <text:p>61.7626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61.763722">
                <text:p>61.763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1.763724">
                <text:p>61.7637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1.76373">
                <text:p>61.76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61.763734">
                <text:p>61.7637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61.763738">
                <text:p>61.763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1.76374">
                <text:p>61.763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1.763746">
                <text:p>61.763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1.763752">
                <text:p>61.7637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1.763756">
                <text:p>61.763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1.76376">
                <text:p>61.76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1.763764">
                <text:p>61.763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61.76377">
                <text:p>61.76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1.763772">
                <text:p>61.763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1.763776">
                <text:p>61.7637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61.76378">
                <text:p>61.76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1.763802">
                <text:p>61.7638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1.763804">
                <text:p>61.763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74.063362">
                <text:p>74.063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74.063364">
                <text:p>74.063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74.06338">
                <text:p>74.06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74.063382">
                <text:p>74.063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74.063474">
                <text:p>74.063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74.063476">
                <text:p>74.063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74.0635">
                <text:p>74.0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74.063506">
                <text:p>74.063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74.063532">
                <text:p>74.063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74.063534">
                <text:p>74.063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74.063542">
                <text:p>74.063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74.063544">
                <text:p>74.063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74.063556">
                <text:p>74.063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74.063558">
                <text:p>74.063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74.063572">
                <text:p>74.063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74.063574">
                <text:p>74.063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74.06358">
                <text:p>74.06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74.063736">
                <text:p>74.063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74.06379">
                <text:p>74.06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85.007864">
                <text:p>85.007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85.007918">
                <text:p>85.007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85.007926">
                <text:p>85.007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85.007944">
                <text:p>85.007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85.007968">
                <text:p>85.007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85.008118">
                <text:p>85.008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85.00813">
                <text:p>85.00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09.57038">
                <text:p>109.57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09.570382">
                <text:p>109.570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09.570384">
                <text:p>109.570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09.570386">
                <text:p>109.570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9.570398">
                <text:p>109.57039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